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P46" style:parent-style-name="TableContents" style:family="paragraph">
      <style:paragraph-properties fo:margin-left="0.4368in">
        <style:tab-stops/>
      </style:paragraph-properties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TableRow59" style:family="table-row">
      <style:table-row-properties style:row-height="0.55in" style:use-optimal-row-height="false"/>
    </style:style>
    <style:style style:name="TableCell60" style:family="table-cell">
      <style:table-cell-properties fo:border="none" fo:padding-top="0.0381in" fo:padding-left="0.0381in" fo:padding-bottom="0.0381in" fo:padding-right="0.0381in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TableRow65" style:family="table-row">
      <style:table-row-properties style:row-height="0.5541in" style:use-optimal-row-height="false"/>
    </style:style>
    <style:style style:name="TableCell66" style:family="table-cell">
      <style:table-cell-properties fo:border="none" fo:padding-top="0.0381in" fo:padding-left="0.0381in" fo:padding-bottom="0.0381in" fo:padding-right="0.0381in"/>
    </style:style>
    <style:style style:name="P6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5493in" style:use-optimal-row-height="false"/>
    </style:style>
    <style:style style:name="TableCell72" style:family="table-cell">
      <style:table-cell-properties fo:border="none" fo:padding-top="0.0381in" fo:padding-left="0.0381in" fo:padding-bottom="0.0381in" fo:padding-right="0.0381in"/>
    </style:style>
    <style:style style:name="P7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4" style:parent-style-name="Standard" style:family="paragraph">
      <style:paragraph-properties fo:text-align="end" fo:margin-left="0.4368in">
        <style:tab-stops/>
      </style:paragraph-properties>
    </style:style>
    <style:style style:name="T75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7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</style:style>
    <style:style style:name="TableRow78" style:family="table-row">
      <style:table-row-properties style:row-height="0.6208in" style:use-optimal-row-height="false"/>
    </style:style>
    <style:style style:name="TableCell79" style:family="table-cell">
      <style:table-cell-properties fo:border="none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1" style:parent-style-name="Standard" style:family="paragraph">
      <style:paragraph-properties fo:text-align="end" fo:margin-left="0.4368in">
        <style:tab-stops/>
      </style:paragraph-properties>
    </style:style>
    <style:style style:name="T8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P85" style:parent-style-name="Standard" style:family="paragraph">
      <style:text-properties style:font-name="Calibri" fo:color="#000000" fo:font-size="26pt" style:font-size-asian="26pt"/>
    </style:style>
    <style:style style:name="P86" style:parent-style-name="Normal" style:family="paragraph">
      <style:paragraph-properties>
        <style:tab-stops>
          <style:tab-stop style:type="left" style:position="6.5833in"/>
        </style:tab-stops>
      </style:paragraph-properties>
    </style:style>
    <style:style style:name="P87" style:parent-style-name="Normal" style:family="paragraph">
      <style:paragraph-properties>
        <style:tab-stops>
          <style:tab-stop style:type="left" style:position="6.5833in"/>
        </style:tab-stops>
      </style:paragraph-properties>
    </style:style>
    <style:style style:name="P88" style:parent-style-name="Normal" style:family="paragraph">
      <style:paragraph-properties>
        <style:tab-stops>
          <style:tab-stop style:type="left" style:position="6.5833in"/>
        </style:tab-stops>
      </style:paragraph-properties>
    </style:style>
    <style:style style:name="P89" style:parent-style-name="Normal" style:family="paragraph">
      <style:paragraph-properties>
        <style:tab-stops>
          <style:tab-stop style:type="left" style:position="6.5833in"/>
        </style:tab-stops>
      </style:paragraph-properties>
    </style:style>
    <style:style style:name="P90" style:parent-style-name="Normal" style:family="paragraph">
      <style:paragraph-properties>
        <style:tab-stops>
          <style:tab-stop style:type="left" style:position="6.5833in"/>
        </style:tab-stops>
      </style:paragraph-properties>
      <style:text-properties fo:font-size="26pt" style:font-size-asian="26pt" style:font-size-complex="26pt"/>
    </style:style>
    <style:style style:name="P91" style:parent-style-name="Normal" style:family="paragraph">
      <style:paragraph-properties>
        <style:tab-stops>
          <style:tab-stop style:type="left" style:position="6.5833in"/>
        </style:tab-stops>
      </style:paragraph-properties>
    </style:style>
    <style:style style:name="P92" style:parent-style-name="Normal" style:family="paragraph">
      <style:paragraph-properties>
        <style:tab-stops>
          <style:tab-stop style:type="left" style:position="6.5833in"/>
        </style:tab-stops>
      </style:paragraph-properties>
      <style:text-properties fo:font-size="22pt" style:font-size-asian="22pt" style:font-size-complex="22pt"/>
    </style:style>
    <style:style style:name="P93" style:parent-style-name="Normal" style:family="paragraph">
      <style:paragraph-properties>
        <style:tab-stops>
          <style:tab-stop style:type="left" style:position="6.5833in"/>
        </style:tab-stops>
      </style:paragraph-properties>
    </style:style>
    <style:style style:name="P94" style:parent-style-name="Normal" style:family="paragraph">
      <style:paragraph-properties>
        <style:tab-stops>
          <style:tab-stop style:type="left" style:position="6.5833in"/>
        </style:tab-stops>
      </style:paragraph-properties>
      <style:text-properties fo:font-size="16pt" style:font-size-asian="16pt" style:font-size-complex="16pt"/>
    </style:style>
    <style:style style:name="P95" style:parent-style-name="Normal" style:family="paragraph">
      <style:paragraph-properties>
        <style:tab-stops>
          <style:tab-stop style:type="left" style:position="6.5833in"/>
        </style:tab-stops>
      </style:paragraph-properties>
      <style:text-properties fo:font-size="16pt" style:font-size-asian="16pt" style:font-size-complex="16pt"/>
    </style:style>
    <style:style style:name="P96" style:parent-style-name="Normal" style:family="paragraph">
      <style:paragraph-properties>
        <style:tab-stops>
          <style:tab-stop style:type="left" style:position="6.5833in"/>
        </style:tab-stops>
      </style:paragraph-properties>
      <style:text-properties fo:font-size="16pt" style:font-size-asian="16pt" style:font-size-complex="16pt"/>
    </style:style>
    <style:style style:name="P97" style:parent-style-name="Normal" style:family="paragraph">
      <style:paragraph-properties>
        <style:tab-stops>
          <style:tab-stop style:type="left" style:position="6.5833in"/>
        </style:tab-stops>
      </style:paragraph-properties>
      <style:text-properties fo:font-size="16pt" style:font-size-asian="16pt" style:font-size-complex="16pt"/>
    </style:style>
    <style:style style:name="P98" style:parent-style-name="Normal" style:family="paragraph">
      <style:paragraph-properties>
        <style:tab-stops>
          <style:tab-stop style:type="left" style:position="6.5833in"/>
        </style:tab-stops>
      </style:paragraph-properties>
      <style:text-properties fo:font-size="16pt" style:font-size-asian="16pt" style:font-size-complex="16pt"/>
    </style:style>
    <style:style style:name="P99" style:parent-style-name="Normal" style:family="paragraph">
      <style:paragraph-properties>
        <style:tab-stops>
          <style:tab-stop style:type="left" style:position="6.5833in"/>
        </style:tab-stops>
      </style:paragraph-properties>
      <style:text-properties fo:font-size="16pt" style:font-size-asian="16pt" style:font-size-complex="16pt"/>
    </style:style>
    <style:style style:name="P100" style:parent-style-name="Normal" style:family="paragraph">
      <style:paragraph-properties>
        <style:tab-stops>
          <style:tab-stop style:type="left" style:position="6.5833in"/>
        </style:tab-stops>
      </style:paragraph-properties>
      <style:text-properties fo:font-size="16pt" style:font-size-asian="16pt" style:font-size-complex="16pt"/>
    </style:style>
    <style:style style:name="P101" style:parent-style-name="Normal" style:family="paragraph">
      <style:paragraph-properties>
        <style:tab-stops>
          <style:tab-stop style:type="left" style:position="6.5833in"/>
        </style:tab-stops>
      </style:paragraph-properties>
      <style:text-properties fo:font-size="16pt" style:font-size-asian="16pt" style:font-size-complex="16pt"/>
    </style:style>
    <style:style style:name="P102" style:parent-style-name="Normal" style:family="paragraph">
      <style:paragraph-properties>
        <style:tab-stops>
          <style:tab-stop style:type="left" style:position="6.5833in"/>
        </style:tab-stops>
      </style:paragraph-properties>
      <style:text-properties fo:font-size="16pt" style:font-size-asian="16pt" style:font-size-complex="16pt"/>
    </style:style>
    <style:style style:name="P103" style:parent-style-name="Normal" style:family="paragraph">
      <style:paragraph-properties>
        <style:tab-stops>
          <style:tab-stop style:type="left" style:position="6.5833in"/>
        </style:tab-stops>
      </style:paragraph-properties>
      <style:text-properties fo:font-size="16pt" style:font-size-asian="16pt" style:font-size-complex="16pt"/>
    </style:style>
    <style:style style:name="P104" style:parent-style-name="Normal" style:family="paragraph">
      <style:paragraph-properties>
        <style:tab-stops>
          <style:tab-stop style:type="left" style:position="6.5833in"/>
        </style:tab-stops>
      </style:paragraph-properties>
      <style:text-properties fo:font-size="16pt" style:font-size-asian="16pt" style:font-size-complex="16pt"/>
    </style:style>
    <style:style style:name="P105" style:parent-style-name="Normal" style:family="paragraph">
      <style:paragraph-properties>
        <style:tab-stops>
          <style:tab-stop style:type="left" style:position="6.5833in"/>
        </style:tab-stops>
      </style:paragraph-properties>
      <style:text-properties fo:font-size="16pt" style:font-size-asian="16pt" style:font-size-complex="16pt"/>
    </style:style>
    <style:style style:name="P106" style:parent-style-name="Normal" style:family="paragraph">
      <style:paragraph-properties>
        <style:tab-stops>
          <style:tab-stop style:type="left" style:position="6.5833in"/>
        </style:tab-stops>
      </style:paragraph-properties>
      <style:text-properties fo:font-size="16pt" style:font-size-asian="16pt" style:font-size-complex="16pt"/>
    </style:style>
    <style:style style:name="P107" style:parent-style-name="Normal" style:family="paragraph">
      <style:paragraph-properties>
        <style:tab-stops>
          <style:tab-stop style:type="left" style:position="6.5833in"/>
        </style:tab-stops>
      </style:paragraph-properties>
    </style:style>
    <style:style style:name="T108" style:parent-style-name="Fuentedepárrafopredeter." style:family="text">
      <style:text-properties fo:font-size="16pt" style:font-size-asian="16pt" style:font-size-complex="16pt"/>
    </style:style>
    <style:style style:name="T109" style:parent-style-name="Fuentedepárrafopredeter." style:family="text">
      <style:text-properties fo:font-size="16pt" style:font-size-asian="16pt" style:font-size-complex="16pt" fo:background-color="#FFFF00"/>
    </style:style>
    <style:style style:name="P110" style:parent-style-name="Normal" style:family="paragraph">
      <style:paragraph-properties>
        <style:tab-stops>
          <style:tab-stop style:type="left" style:position="4.4375in"/>
        </style:tab-stops>
      </style:paragraph-properties>
      <style:text-properties fo:font-size="16pt" style:font-size-asian="16pt" style:font-size-complex="16pt"/>
    </style:style>
    <style:style style:name="P111" style:parent-style-name="Normal" style:family="paragraph">
      <style:paragraph-properties>
        <style:tab-stops>
          <style:tab-stop style:type="left" style:position="4.4375in"/>
        </style:tab-stops>
      </style:paragraph-properties>
      <style:text-properties fo:font-size="16pt" style:font-size-asian="16pt" style:font-size-complex="16pt"/>
    </style:style>
    <style:style style:name="P112" style:parent-style-name="Normal" style:family="paragraph">
      <style:paragraph-properties>
        <style:tab-stops>
          <style:tab-stop style:type="left" style:position="4.4375in"/>
        </style:tab-stops>
      </style:paragraph-properties>
      <style:text-properties fo:font-size="16pt" style:font-size-asian="16pt" style:font-size-complex="16pt"/>
    </style:style>
    <style:style style:name="P113" style:parent-style-name="Normal" style:family="paragraph">
      <style:paragraph-properties>
        <style:tab-stops>
          <style:tab-stop style:type="left" style:position="4.4375in"/>
        </style:tab-stops>
      </style:paragraph-properties>
      <style:text-properties fo:font-size="16pt" style:font-size-asian="16pt" style:font-size-complex="16pt"/>
    </style:style>
    <style:style style:name="P114" style:parent-style-name="Normal" style:family="paragraph">
      <style:paragraph-properties>
        <style:tab-stops>
          <style:tab-stop style:type="left" style:position="4.4375in"/>
        </style:tab-stops>
      </style:paragraph-properties>
      <style:text-properties fo:font-size="16pt" style:font-size-asian="16pt" style:font-size-complex="16pt"/>
    </style:style>
    <style:style style:name="P115" style:parent-style-name="Normal" style:family="paragraph">
      <style:paragraph-properties>
        <style:tab-stops>
          <style:tab-stop style:type="left" style:position="4.4375in"/>
        </style:tab-stops>
      </style:paragraph-properties>
      <style:text-properties fo:font-size="16pt" style:font-size-asian="16pt" style:font-size-complex="16pt"/>
    </style:style>
    <style:style style:name="P116" style:parent-style-name="Normal" style:family="paragraph">
      <style:paragraph-properties>
        <style:tab-stops>
          <style:tab-stop style:type="left" style:position="4.4375in"/>
        </style:tab-stops>
      </style:paragraph-properties>
      <style:text-properties fo:font-size="16pt" style:font-size-asian="16pt" style:font-size-complex="16pt"/>
    </style:style>
    <style:style style:name="P117" style:parent-style-name="Normal" style:family="paragraph">
      <style:paragraph-properties>
        <style:tab-stops>
          <style:tab-stop style:type="left" style:position="4.4375in"/>
        </style:tab-stops>
      </style:paragraph-properties>
      <style:text-properties fo:font-size="16pt" style:font-size-asian="16pt" style:font-size-complex="16pt"/>
    </style:style>
    <style:style style:name="P118" style:parent-style-name="Normal" style:family="paragraph">
      <style:paragraph-properties>
        <style:tab-stops>
          <style:tab-stop style:type="left" style:position="4.4375in"/>
        </style:tab-stops>
      </style:paragraph-properties>
      <style:text-properties fo:font-size="16pt" style:font-size-asian="16pt" style:font-size-complex="16pt"/>
    </style:style>
    <style:style style:name="P119" style:parent-style-name="Normal" style:family="paragraph">
      <style:paragraph-properties>
        <style:tab-stops>
          <style:tab-stop style:type="left" style:position="4.4375in"/>
        </style:tab-stops>
      </style:paragraph-properties>
      <style:text-properties fo:font-size="16pt" style:font-size-asian="16pt" style:font-size-complex="16pt"/>
    </style:style>
    <style:style style:name="P120" style:parent-style-name="Normal" style:family="paragraph">
      <style:paragraph-properties>
        <style:tab-stops>
          <style:tab-stop style:type="left" style:position="4.4375in"/>
        </style:tab-stops>
      </style:paragraph-properties>
      <style:text-properties fo:font-size="16pt" style:font-size-asian="16pt" style:font-size-complex="16pt"/>
    </style:style>
    <style:style style:name="P121" style:parent-style-name="Normal" style:family="paragraph">
      <style:paragraph-properties>
        <style:tab-stops>
          <style:tab-stop style:type="left" style:position="4.4375in"/>
        </style:tab-stops>
      </style:paragraph-properties>
      <style:text-properties fo:font-size="16pt" style:font-size-asian="16pt" style:font-size-complex="16pt"/>
    </style:style>
    <style:style style:name="P122" style:parent-style-name="Normal" style:family="paragraph">
      <style:paragraph-properties>
        <style:tab-stops>
          <style:tab-stop style:type="left" style:position="4.4375in"/>
        </style:tab-stops>
      </style:paragraph-properties>
      <style:text-properties fo:font-size="16pt" style:font-size-asian="16pt" style:font-size-complex="16pt"/>
    </style:style>
    <style:style style:name="P123" style:parent-style-name="Normal" style:family="paragraph">
      <style:text-properties fo:font-size="16pt" style:font-size-asian="16pt" style:font-size-complex="16pt"/>
    </style:style>
    <style:style style:name="T124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125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126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127" style:parent-style-name="Normal" style:family="paragraph">
      <style:paragraph-properties fo:text-align="center"/>
    </style:style>
    <style:style style:name="T128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129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130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131" style:parent-style-name="Normal" style:family="paragraph">
      <style:paragraph-properties fo:text-align="center"/>
    </style:style>
    <style:style style:name="P132" style:parent-style-name="Normal" style:family="paragraph">
      <style:paragraph-properties fo:text-align="center"/>
    </style:style>
    <style:style style:name="T133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134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135" style:parent-style-name="Normal" style:family="paragraph">
      <style:paragraph-properties fo:text-align="center"/>
    </style:style>
    <style:style style:name="P136" style:parent-style-name="Normal" style:family="paragraph">
      <style:paragraph-properties fo:text-align="center"/>
    </style:style>
    <style:style style:name="T137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138" style:parent-style-name="Normal" style:family="paragraph">
      <style:paragraph-properties fo:text-align="center"/>
    </style:style>
    <style:style style:name="P139" style:parent-style-name="Normal" style:family="paragraph">
      <style:paragraph-properties fo:text-align="center"/>
    </style:style>
    <style:style style:name="T140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141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142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143" style:parent-style-name="Normal" style:family="paragraph">
      <style:paragraph-properties fo:text-align="center"/>
    </style:style>
    <style:style style:name="P144" style:parent-style-name="Normal" style:family="paragraph">
      <style:paragraph-properties fo:text-align="center"/>
    </style:style>
    <style:style style:name="T145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146" style:parent-style-name="Normal" style:family="paragraph">
      <style:paragraph-properties fo:text-align="center"/>
    </style:style>
    <style:style style:name="P147" style:parent-style-name="Normal" style:family="paragraph">
      <style:paragraph-properties fo:text-align="center"/>
    </style:style>
    <style:style style:name="T148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149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150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151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152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153" style:parent-style-name="Normal" style:family="paragraph">
      <style:paragraph-properties fo:text-align="center"/>
    </style:style>
    <style:style style:name="T154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155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156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157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158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159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160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161" style:parent-style-name="Normal" style:family="paragraph">
      <style:paragraph-properties fo:text-align="center"/>
    </style:style>
    <style:style style:name="T162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163" style:parent-style-name="Normal" style:family="paragraph">
      <style:paragraph-properties fo:text-align="center"/>
    </style:style>
    <style:style style:name="T164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165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166" style:parent-style-name="Normal" style:family="paragraph">
      <style:paragraph-properties fo:text-align="center"/>
    </style:style>
    <style:style style:name="T167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168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169" style:parent-style-name="Normal" style:family="paragraph">
      <style:paragraph-properties fo:text-align="center"/>
    </style:style>
    <style:style style:name="T170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171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172" style:parent-style-name="Normal" style:family="paragraph">
      <style:paragraph-properties fo:text-align="center"/>
    </style:style>
    <style:style style:name="T173" style:parent-style-name="Fuentedepárrafopredeter." style:family="text">
      <style:text-properties fo:font-size="16pt" style:font-size-asian="16pt" style:font-size-complex="16pt"/>
    </style:style>
    <style:style style:name="P174" style:parent-style-name="Normal" style:family="paragraph">
      <style:text-properties fo:font-size="16pt" style:font-size-asian="16pt" style:font-size-complex="16pt"/>
    </style:style>
    <style:style style:name="P175" style:parent-style-name="Normal" style:family="paragraph">
      <style:text-properties fo:font-size="16pt" style:font-size-asian="16pt" style:font-size-complex="16pt"/>
    </style:style>
    <style:style style:name="P176" style:parent-style-name="Normal" style:family="paragraph">
      <style:text-properties fo:font-size="16pt" style:font-size-asian="16pt" style:font-size-complex="16pt"/>
    </style:style>
    <style:style style:name="P177" style:parent-style-name="Normal" style:family="paragraph">
      <style:text-properties fo:font-size="16pt" style:font-size-asian="16pt" style:font-size-complex="16pt"/>
    </style:style>
    <style:style style:name="P178" style:parent-style-name="Normal" style:family="paragraph">
      <style:text-properties fo:font-size="16pt" style:font-size-asian="16pt" style:font-size-complex="16pt"/>
    </style:style>
    <style:style style:name="P179" style:parent-style-name="Normal" style:family="paragraph">
      <style:text-properties fo:font-size="16pt" style:font-size-asian="16pt" style:font-size-complex="16pt"/>
    </style:style>
    <style:style style:name="P180" style:parent-style-name="Normal" style:family="paragraph">
      <style:text-properties fo:font-size="16pt" style:font-size-asian="16pt" style:font-size-complex="16pt"/>
    </style:style>
    <style:style style:name="P181" style:parent-style-name="Normal" style:family="paragraph">
      <style:text-properties fo:font-size="16pt" style:font-size-asian="16pt" style:font-size-complex="16pt"/>
    </style:style>
    <style:style style:name="P182" style:parent-style-name="Normal" style:family="paragraph">
      <style:text-properties fo:font-size="16pt" style:font-size-asian="16pt" style:font-size-complex="16pt"/>
    </style:style>
    <style:style style:name="P183" style:parent-style-name="Normal" style:family="paragraph">
      <style:text-properties fo:font-size="16pt" style:font-size-asian="16pt" style:font-size-complex="16pt"/>
    </style:style>
    <style:style style:name="P184" style:parent-style-name="Normal" style:family="paragraph">
      <style:paragraph-properties>
        <style:tab-stops>
          <style:tab-stop style:type="left" style:position="2.2187in"/>
          <style:tab-stop style:type="left" style:position="4.3854in"/>
        </style:tab-stops>
      </style:paragraph-properties>
      <style:text-properties fo:font-size="16pt" style:font-size-asian="16pt" style:font-size-complex="16pt"/>
    </style:style>
    <style:style style:name="P185" style:parent-style-name="Normal" style:family="paragraph">
      <style:text-properties fo:font-size="16pt" style:font-size-asian="16pt" style:font-size-complex="16pt"/>
    </style:style>
    <style:style style:name="P186" style:parent-style-name="Normal" style:family="paragraph">
      <style:text-properties fo:font-size="16pt" style:font-size-asian="16pt" style:font-size-complex="16pt"/>
    </style:style>
    <style:style style:name="P187" style:parent-style-name="Normal" style:family="paragraph">
      <style:text-properties fo:font-size="16pt" style:font-size-asian="16pt" style:font-size-complex="16pt"/>
    </style:style>
    <style:style style:name="P188" style:parent-style-name="Normal" style:family="paragraph">
      <style:text-properties fo:font-size="16pt" style:font-size-asian="16pt" style:font-size-complex="16pt"/>
    </style:style>
    <style:style style:name="P189" style:parent-style-name="Normal" style:family="paragraph">
      <style:text-properties fo:font-size="16pt" style:font-size-asian="16pt" style:font-size-complex="16pt"/>
    </style:style>
    <style:style style:name="P190" style:parent-style-name="Normal" style:family="paragraph">
      <style:text-properties fo:font-size="16pt" style:font-size-asian="16pt" style:font-size-complex="16pt"/>
    </style:style>
    <style:style style:name="P191" style:parent-style-name="Normal" style:family="paragraph">
      <style:text-properties fo:font-size="16pt" style:font-size-asian="16pt" style:font-size-complex="16pt"/>
    </style:style>
    <style:style style:name="P192" style:parent-style-name="Normal" style:family="paragraph">
      <style:text-properties fo:font-size="16pt" style:font-size-asian="16pt" style:font-size-complex="16pt"/>
    </style:style>
    <style:style style:name="P193" style:parent-style-name="Normal" style:family="paragraph">
      <style:text-properties fo:font-size="16pt" style:font-size-asian="16pt" style:font-size-complex="16pt"/>
    </style:style>
    <style:style style:name="P194" style:parent-style-name="Normal" style:family="paragraph">
      <style:text-properties fo:font-size="16pt" style:font-size-asian="16pt" style:font-size-complex="16pt"/>
    </style:style>
    <style:style style:name="P195" style:parent-style-name="Normal" style:family="paragraph">
      <style:paragraph-properties>
        <style:tab-stops>
          <style:tab-stop style:type="left" style:position="2.3125in"/>
          <style:tab-stop style:type="left" style:position="4.2083in"/>
        </style:tab-stops>
      </style:paragraph-properties>
      <style:text-properties fo:font-size="16pt" style:font-size-asian="16pt" style:font-size-complex="16pt"/>
    </style:style>
    <style:style style:name="P196" style:parent-style-name="Normal" style:family="paragraph">
      <style:text-properties fo:font-size="16pt" style:font-size-asian="16pt" style:font-size-complex="16pt"/>
    </style:style>
    <style:style style:name="P197" style:parent-style-name="Normal" style:family="paragraph">
      <style:text-properties fo:font-size="16pt" style:font-size-asian="16pt" style:font-size-complex="16pt"/>
    </style:style>
    <style:style style:name="P198" style:parent-style-name="Normal" style:family="paragraph">
      <style:text-properties fo:font-size="16pt" style:font-size-asian="16pt" style:font-size-complex="16pt"/>
    </style:style>
    <style:style style:name="P199" style:parent-style-name="Normal" style:family="paragraph">
      <style:text-properties fo:font-size="16pt" style:font-size-asian="16pt" style:font-size-complex="16pt"/>
    </style:style>
    <style:style style:name="P200" style:parent-style-name="Normal" style:family="paragraph">
      <style:text-properties fo:font-size="16pt" style:font-size-asian="16pt" style:font-size-complex="16pt"/>
    </style:style>
    <style:style style:name="P201" style:parent-style-name="Normal" style:family="paragraph">
      <style:text-properties fo:font-size="16pt" style:font-size-asian="16pt" style:font-size-complex="16pt"/>
    </style:style>
    <style:style style:name="P202" style:parent-style-name="Normal" style:family="paragraph">
      <style:text-properties fo:font-size="16pt" style:font-size-asian="16pt" style:font-size-complex="16pt"/>
    </style:style>
    <style:style style:name="P203" style:parent-style-name="Normal" style:family="paragraph">
      <style:text-properties fo:font-size="16pt" style:font-size-asian="16pt" style:font-size-complex="16pt"/>
    </style:style>
    <style:style style:name="P204" style:parent-style-name="Normal" style:family="paragraph">
      <style:text-properties fo:font-size="16pt" style:font-size-asian="16pt" style:font-size-complex="16pt"/>
    </style:style>
    <style:style style:name="P205" style:parent-style-name="Normal" style:family="paragraph">
      <style:text-properties fo:font-size="16pt" style:font-size-asian="16pt" style:font-size-complex="16pt"/>
    </style:style>
    <style:style style:name="P206" style:parent-style-name="Normal" style:family="paragraph">
      <style:text-properties fo:font-size="16pt" style:font-size-asian="16pt" style:font-size-complex="16pt"/>
    </style:style>
    <style:style style:name="P207" style:parent-style-name="Normal" style:family="paragraph">
      <style:text-properties fo:font-size="16pt" style:font-size-asian="16pt" style:font-size-complex="16pt"/>
    </style:style>
    <style:style style:name="P208" style:parent-style-name="Normal" style:family="paragraph">
      <style:text-properties fo:font-size="16pt" style:font-size-asian="16pt" style:font-size-complex="16pt"/>
    </style:style>
    <style:style style:name="P209" style:parent-style-name="Normal" style:family="paragraph">
      <style:text-properties fo:font-size="16pt" style:font-size-asian="16pt" style:font-size-complex="16pt"/>
    </style:style>
    <style:style style:name="P210" style:parent-style-name="Normal" style:family="paragraph">
      <style:text-properties fo:font-size="16pt" style:font-size-asian="16pt" style:font-size-complex="16pt"/>
    </style:style>
    <style:style style:name="P211" style:parent-style-name="Normal" style:family="paragraph">
      <style:text-properties fo:font-size="16pt" style:font-size-asian="16pt" style:font-size-complex="16pt"/>
    </style:style>
    <style:style style:name="P212" style:parent-style-name="Normal" style:family="paragraph">
      <style:text-properties fo:font-size="16pt" style:font-size-asian="16pt" style:font-size-complex="16pt"/>
    </style:style>
    <style:style style:name="T213" style:parent-style-name="Fuentedepárrafopredeter." style:family="text">
      <style:text-properties fo:font-size="16pt" style:font-size-asian="16pt" style:font-size-complex="16pt"/>
    </style:style>
    <style:style style:name="T214" style:parent-style-name="Fuentedepárrafopredeter." style:family="text">
      <style:text-properties fo:font-size="16pt" style:font-size-asian="16pt" style:font-size-complex="16pt" fo:background-color="#FFFF00"/>
    </style:style>
    <style:style style:name="P215" style:parent-style-name="Normal" style:family="paragraph">
      <style:text-properties fo:font-size="16pt" style:font-size-asian="16pt" style:font-size-complex="16pt"/>
    </style:style>
    <style:style style:name="P216" style:parent-style-name="Normal" style:family="paragraph">
      <style:text-properties fo:font-size="16pt" style:font-size-asian="16pt" style:font-size-complex="16pt"/>
    </style:style>
    <style:style style:name="P217" style:parent-style-name="Normal" style:family="paragraph">
      <style:text-properties fo:font-size="16pt" style:font-size-asian="16pt" style:font-size-complex="16pt"/>
    </style:style>
    <style:style style:name="P218" style:parent-style-name="Normal" style:family="paragraph">
      <style:text-properties fo:font-size="16pt" style:font-size-asian="16pt" style:font-size-complex="16pt"/>
    </style:style>
    <style:style style:name="P219" style:parent-style-name="Normal" style:family="paragraph">
      <style:text-properties fo:font-size="16pt" style:font-size-asian="16pt" style:font-size-complex="16pt"/>
    </style:style>
    <style:style style:name="P220" style:parent-style-name="Normal" style:family="paragraph">
      <style:text-properties fo:font-size="16pt" style:font-size-asian="16pt" style:font-size-complex="16pt"/>
    </style:style>
    <style:style style:name="P221" style:parent-style-name="Normal" style:family="paragraph">
      <style:text-properties fo:font-size="16pt" style:font-size-asian="16pt" style:font-size-complex="16pt"/>
    </style:style>
    <style:style style:name="P222" style:parent-style-name="Normal" style:family="paragraph">
      <style:text-properties fo:font-size="16pt" style:font-size-asian="16pt" style:font-size-complex="16pt"/>
    </style:style>
    <style:style style:name="P223" style:parent-style-name="Normal" style:family="paragraph">
      <style:text-properties fo:font-size="16pt" style:font-size-asian="16pt" style:font-size-complex="16pt"/>
    </style:style>
    <style:style style:name="P224" style:parent-style-name="Normal" style:family="paragraph">
      <style:text-properties fo:font-size="16pt" style:font-size-asian="16pt" style:font-size-complex="16pt"/>
    </style:style>
    <style:style style:name="P225" style:parent-style-name="Normal" style:family="paragraph">
      <style:text-properties fo:font-size="16pt" style:font-size-asian="16pt" style:font-size-complex="16pt"/>
    </style:style>
    <style:style style:name="P226" style:parent-style-name="Normal" style:family="paragraph">
      <style:text-properties fo:font-size="16pt" style:font-size-asian="16pt" style:font-size-complex="16pt"/>
    </style:style>
    <style:style style:name="P227" style:parent-style-name="Normal" style:family="paragraph">
      <style:text-properties fo:font-size="16pt" style:font-size-asian="16pt" style:font-size-complex="16pt"/>
    </style:style>
    <style:style style:name="P228" style:parent-style-name="Normal" style:family="paragraph">
      <style:text-properties fo:font-size="16pt" style:font-size-asian="16pt" style:font-size-complex="16pt"/>
    </style:style>
    <style:style style:name="P229" style:parent-style-name="Normal" style:family="paragraph">
      <style:text-properties fo:font-size="16pt" style:font-size-asian="16pt" style:font-size-complex="16pt"/>
    </style:style>
    <style:style style:name="T230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231" style:parent-style-name="Normal" style:family="paragraph">
      <style:paragraph-properties fo:text-align="center"/>
    </style:style>
    <style:style style:name="P232" style:parent-style-name="Normal" style:family="paragraph">
      <style:text-properties fo:font-size="16pt" style:font-size-asian="16pt" style:font-size-complex="16pt"/>
    </style:style>
    <style:style style:name="T233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234" style:parent-style-name="Normal" style:family="paragraph">
      <style:text-properties fo:font-size="16pt" style:font-size-asian="16pt" style:font-size-complex="16pt"/>
    </style:style>
    <style:style style:name="T235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236" style:parent-style-name="Normal" style:family="paragraph">
      <style:paragraph-properties fo:text-align="center"/>
    </style:style>
    <style:style style:name="P237" style:parent-style-name="Normal" style:family="paragraph">
      <style:text-properties fo:font-size="16pt" style:font-size-asian="16pt" style:font-size-complex="16pt"/>
    </style:style>
    <style:style style:name="T238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239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240" style:parent-style-name="Normal" style:family="paragraph">
      <style:paragraph-properties fo:text-align="center"/>
    </style:style>
    <style:style style:name="P241" style:parent-style-name="Normal" style:family="paragraph">
      <style:text-properties fo:font-size="16pt" style:font-size-asian="16pt" style:font-size-complex="16pt"/>
    </style:style>
    <style:style style:name="P242" style:parent-style-name="Normal" style:family="paragraph">
      <style:paragraph-properties>
        <style:tab-stops>
          <style:tab-stop style:type="left" style:position="1.5104in"/>
          <style:tab-stop style:type="center" style:position="3.6215in"/>
        </style:tab-stops>
      </style:paragraph-properties>
      <style:text-properties fo:font-size="16pt" style:font-size-asian="16pt" style:font-size-complex="16pt"/>
    </style:style>
    <style:style style:name="T243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244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245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246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247" style:parent-style-name="Normal" style:family="paragraph">
      <style:text-properties fo:font-size="16pt" style:font-size-asian="16pt" style:font-size-complex="16pt"/>
    </style:style>
    <style:style style:name="T248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249" style:parent-style-name="Normal" style:family="paragraph">
      <style:paragraph-properties fo:text-align="center"/>
    </style:style>
    <style:style style:name="P250" style:parent-style-name="Normal" style:family="paragraph">
      <style:text-properties fo:font-size="16pt" style:font-size-asian="16pt" style:font-size-complex="16pt"/>
    </style:style>
    <style:style style:name="T251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252" style:parent-style-name="Normal" style:family="paragraph">
      <style:paragraph-properties fo:text-align="center"/>
    </style:style>
    <style:style style:name="P253" style:parent-style-name="Normal" style:family="paragraph">
      <style:paragraph-properties>
        <style:tab-stops>
          <style:tab-stop style:type="left" style:position="3.302in"/>
          <style:tab-stop style:type="left" style:position="5.0937in"/>
        </style:tab-stops>
      </style:paragraph-properties>
    </style:style>
    <style:style style:name="T254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255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256" style:parent-style-name="Fuentedepárrafopredeter." style:family="text">
      <style:text-properties fo:font-size="16pt" style:font-size-asian="16pt" style:font-size-complex="16pt"/>
    </style:style>
    <style:style style:name="T257" style:parent-style-name="Fuentedepárrafopredeter." style:family="text">
      <style:text-properties fo:font-size="16pt" style:font-size-asian="16pt" style:font-size-complex="16pt"/>
    </style:style>
    <style:style style:name="T258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259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260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261" style:parent-style-name="Normal" style:family="paragraph">
      <style:text-properties fo:font-size="16pt" style:font-size-asian="16pt" style:font-size-complex="16pt"/>
    </style:style>
    <style:style style:name="P262" style:parent-style-name="Normal" style:family="paragraph">
      <style:text-properties fo:font-size="16pt" style:font-size-asian="16pt" style:font-size-complex="16pt"/>
    </style:style>
    <style:style style:name="P263" style:parent-style-name="Normal" style:family="paragraph">
      <style:text-properties fo:font-size="16pt" style:font-size-asian="16pt" style:font-size-complex="16pt"/>
    </style:style>
    <style:style style:name="T264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265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266" style:parent-style-name="Normal" style:family="paragraph">
      <style:paragraph-properties fo:text-align="center"/>
    </style:style>
    <style:style style:name="P267" style:parent-style-name="Normal" style:family="paragraph">
      <style:paragraph-properties fo:text-align="center"/>
    </style:style>
    <style:style style:name="P268" style:parent-style-name="Normal" style:family="paragraph">
      <style:paragraph-properties fo:text-align="center"/>
    </style:style>
    <style:style style:name="P269" style:parent-style-name="Normal" style:family="paragraph">
      <style:paragraph-properties fo:text-align="center"/>
    </style:style>
    <style:style style:name="T270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271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272" style:parent-style-name="Normal" style:family="paragraph">
      <style:paragraph-properties fo:text-align="center"/>
    </style:style>
    <style:style style:name="T273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274" style:parent-style-name="Normal" style:family="paragraph">
      <style:text-properties fo:font-size="16pt" style:font-size-asian="16pt" style:font-size-complex="16pt"/>
    </style:style>
    <style:style style:name="P275" style:parent-style-name="Normal" style:family="paragraph">
      <style:paragraph-properties>
        <style:tab-stops>
          <style:tab-stop style:type="center" style:position="3.6215in"/>
          <style:tab-stop style:type="left" style:position="6.5416in"/>
        </style:tab-stops>
      </style:paragraph-properties>
    </style:style>
    <style:style style:name="T276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277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278" style:parent-style-name="Normal" style:family="paragraph">
      <style:paragraph-properties fo:text-align="center"/>
    </style:style>
    <style:style style:name="T279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280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281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282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283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284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285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286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287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288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289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290" style:parent-style-name="Normal" style:family="paragraph">
      <style:paragraph-properties fo:text-align="center"/>
    </style:style>
    <style:style style:name="T291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292" style:parent-style-name="Normal" style:family="paragraph">
      <style:paragraph-properties fo:text-align="center"/>
    </style:style>
    <style:style style:name="T293" style:parent-style-name="Fuentedepárrafopredeter." style:family="text">
      <style:text-properties fo:font-size="16pt" style:font-size-asian="16pt" style:font-size-complex="16pt"/>
    </style:style>
    <style:style style:name="T294" style:parent-style-name="Fuentedepárrafopredeter." style:family="text">
      <style:text-properties fo:font-size="16pt" style:font-size-asian="16pt" style:font-size-complex="16pt"/>
    </style:style>
    <style:style style:name="P295" style:parent-style-name="Normal" style:family="paragraph">
      <style:text-properties fo:font-size="16pt" style:font-size-asian="16pt" style:font-size-complex="16pt"/>
    </style:style>
    <style:style style:name="P296" style:parent-style-name="Normal" style:family="paragraph">
      <style:text-properties fo:font-size="16pt" style:font-size-asian="16pt" style:font-size-complex="16pt"/>
    </style:style>
    <style:style style:name="P297" style:parent-style-name="Normal" style:family="paragraph">
      <style:text-properties fo:font-size="16pt" style:font-size-asian="16pt" style:font-size-complex="16pt"/>
    </style:style>
    <style:style style:name="P298" style:parent-style-name="Normal" style:family="paragraph">
      <style:text-properties fo:font-size="16pt" style:font-size-asian="16pt" style:font-size-complex="16pt"/>
    </style:style>
    <style:style style:name="P299" style:parent-style-name="Normal" style:family="paragraph">
      <style:text-properties fo:font-size="16pt" style:font-size-asian="16pt" style:font-size-complex="16pt"/>
    </style:style>
    <style:style style:name="P300" style:parent-style-name="Normal" style:family="paragraph">
      <style:text-properties fo:font-size="16pt" style:font-size-asian="16pt" style:font-size-complex="16pt"/>
    </style:style>
    <style:style style:name="P301" style:parent-style-name="Normal" style:family="paragraph">
      <style:text-properties fo:font-size="16pt" style:font-size-asian="16pt" style:font-size-complex="16pt"/>
    </style:style>
    <style:style style:name="P302" style:parent-style-name="Normal" style:family="paragraph">
      <style:text-properties fo:font-size="16pt" style:font-size-asian="16pt" style:font-size-complex="16pt"/>
    </style:style>
    <style:style style:name="P303" style:parent-style-name="Normal" style:family="paragraph">
      <style:text-properties fo:font-size="16pt" style:font-size-asian="16pt" style:font-size-complex="16pt"/>
    </style:style>
    <style:style style:name="P304" style:parent-style-name="Normal" style:family="paragraph">
      <style:text-properties fo:font-size="16pt" style:font-size-asian="16pt" style:font-size-complex="16pt"/>
    </style:style>
    <style:style style:name="P305" style:parent-style-name="Normal" style:family="paragraph">
      <style:text-properties fo:font-size="16pt" style:font-size-asian="16pt" style:font-size-complex="16pt"/>
    </style:style>
    <style:style style:name="P306" style:parent-style-name="Normal" style:family="paragraph">
      <style:text-properties fo:font-size="16pt" style:font-size-asian="16pt" style:font-size-complex="16pt"/>
    </style:style>
    <style:style style:name="P307" style:parent-style-name="Normal" style:family="paragraph">
      <style:text-properties fo:font-size="16pt" style:font-size-asian="16pt" style:font-size-complex="16pt"/>
    </style:style>
    <style:style style:name="P308" style:parent-style-name="Normal" style:family="paragraph">
      <style:text-properties fo:font-size="16pt" style:font-size-asian="16pt" style:font-size-complex="16pt"/>
    </style:style>
    <style:style style:name="P309" style:parent-style-name="Normal" style:family="paragraph">
      <style:text-properties fo:font-size="16pt" style:font-size-asian="16pt" style:font-size-complex="16pt"/>
    </style:style>
    <style:style style:name="P310" style:parent-style-name="Normal" style:family="paragraph">
      <style:text-properties fo:font-size="16pt" style:font-size-asian="16pt" style:font-size-complex="16pt"/>
    </style:style>
    <style:style style:name="P311" style:parent-style-name="Normal" style:family="paragraph">
      <style:text-properties fo:font-size="16pt" style:font-size-asian="16pt" style:font-size-complex="16pt"/>
    </style:style>
    <style:style style:name="P312" style:parent-style-name="Normal" style:family="paragraph">
      <style:text-properties fo:font-size="16pt" style:font-size-asian="16pt" style:font-size-complex="16pt"/>
    </style:style>
    <style:style style:name="T313" style:parent-style-name="Fuentedepárrafopredeter." style:family="text">
      <style:text-properties fo:font-size="16pt" style:font-size-asian="16pt" style:font-size-complex="16pt"/>
    </style:style>
    <style:style style:name="T314" style:parent-style-name="Fuentedepárrafopredeter." style:family="text">
      <style:text-properties fo:font-size="16pt" style:font-size-asian="16pt" style:font-size-complex="16pt" fo:background-color="#FFFF00"/>
    </style:style>
    <style:style style:name="T315" style:parent-style-name="Fuentedepárrafopredeter." style:family="text">
      <style:text-properties fo:font-size="16pt" style:font-size-asian="16pt" style:font-size-complex="16pt" fo:background-color="#FFFF00"/>
    </style:style>
    <style:style style:name="P316" style:parent-style-name="Normal" style:family="paragraph">
      <style:text-properties fo:font-size="16pt" style:font-size-asian="16pt" style:font-size-complex="16pt"/>
    </style:style>
    <style:style style:name="P317" style:parent-style-name="Normal" style:family="paragraph">
      <style:text-properties fo:font-size="16pt" style:font-size-asian="16pt" style:font-size-complex="16pt"/>
    </style:style>
    <style:style style:name="P318" style:parent-style-name="Normal" style:family="paragraph">
      <style:text-properties fo:font-size="16pt" style:font-size-asian="16pt" style:font-size-complex="16pt"/>
    </style:style>
    <style:style style:name="P319" style:parent-style-name="Normal" style:family="paragraph">
      <style:text-properties fo:font-size="16pt" style:font-size-asian="16pt" style:font-size-complex="16pt"/>
    </style:style>
    <style:style style:name="P320" style:parent-style-name="Normal" style:family="paragraph">
      <style:text-properties fo:font-size="16pt" style:font-size-asian="16pt" style:font-size-complex="16pt"/>
    </style:style>
    <style:style style:name="P321" style:parent-style-name="Párrafodelista" style:family="paragraph">
      <style:text-properties fo:font-size="16pt" style:font-size-asian="16pt" style:font-size-complex="16pt"/>
    </style:style>
    <style:style style:name="P322" style:parent-style-name="Párrafodelista" style:family="paragraph">
      <style:text-properties fo:font-size="16pt" style:font-size-asian="16pt" style:font-size-complex="16pt"/>
    </style:style>
    <style:style style:name="P323" style:parent-style-name="Párrafodelista" style:family="paragraph">
      <style:text-properties fo:font-size="16pt" style:font-size-asian="16pt" style:font-size-complex="16pt"/>
    </style:style>
    <style:style style:name="P324" style:parent-style-name="Párrafodelista" style:family="paragraph">
      <style:text-properties fo:font-size="16pt" style:font-size-asian="16pt" style:font-size-complex="16pt"/>
    </style:style>
    <style:style style:name="P325" style:parent-style-name="Párrafodelista" style:family="paragraph">
      <style:text-properties fo:font-size="16pt" style:font-size-asian="16pt" style:font-size-complex="16pt"/>
    </style:style>
    <style:style style:name="P326" style:parent-style-name="Párrafodelista" style:family="paragraph">
      <style:text-properties fo:font-size="16pt" style:font-size-asian="16pt" style:font-size-complex="16pt"/>
    </style:style>
    <style:style style:name="P327" style:parent-style-name="Párrafodelista" style:family="paragraph">
      <style:text-properties fo:font-size="16pt" style:font-size-asian="16pt" style:font-size-complex="16pt"/>
    </style:style>
    <style:style style:name="P328" style:parent-style-name="Normal" style:family="paragraph">
      <style:text-properties fo:font-size="16pt" style:font-size-asian="16pt" style:font-size-complex="16pt"/>
    </style:style>
    <style:style style:name="P329" style:parent-style-name="Normal" style:family="paragraph">
      <style:text-properties fo:font-size="16pt" style:font-size-asian="16pt" style:font-size-complex="16pt"/>
    </style:style>
    <style:style style:name="P330" style:parent-style-name="Normal" style:family="paragraph">
      <style:text-properties fo:font-size="16pt" style:font-size-asian="16pt" style:font-size-complex="16pt"/>
    </style:style>
    <style:style style:name="P331" style:parent-style-name="Normal" style:family="paragraph">
      <style:text-properties fo:font-size="16pt" style:font-size-asian="16pt" style:font-size-complex="16pt"/>
    </style:style>
    <style:style style:name="P332" style:parent-style-name="Normal" style:family="paragraph">
      <style:text-properties fo:font-size="16pt" style:font-size-asian="16pt" style:font-size-complex="16pt"/>
    </style:style>
    <style:style style:name="P333" style:parent-style-name="Normal" style:family="paragraph">
      <style:text-properties fo:font-size="16pt" style:font-size-asian="16pt" style:font-size-complex="16pt"/>
    </style:style>
    <style:style style:name="T334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335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336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337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338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339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340" style:parent-style-name="Normal" style:family="paragraph">
      <style:paragraph-properties fo:text-align="center"/>
    </style:style>
    <style:style style:name="T341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342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343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344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345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346" style:parent-style-name="Normal" style:family="paragraph">
      <style:paragraph-properties fo:text-align="center"/>
    </style:style>
    <style:style style:name="T347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348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349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350" style:parent-style-name="Normal" style:family="paragraph">
      <style:paragraph-properties fo:text-align="center"/>
    </style:style>
    <style:style style:name="T351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352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353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354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355" style:parent-style-name="Normal" style:family="paragraph">
      <style:paragraph-properties fo:text-align="center"/>
    </style:style>
    <style:style style:name="P356" style:parent-style-name="Normal" style:family="paragraph">
      <style:paragraph-properties fo:text-align="center"/>
    </style:style>
    <style:style style:name="T357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358" style:parent-style-name="Normal" style:family="paragraph">
      <style:paragraph-properties fo:text-align="center"/>
    </style:style>
    <style:style style:name="P359" style:parent-style-name="Normal" style:family="paragraph">
      <style:paragraph-properties fo:text-align="center"/>
    </style:style>
    <style:style style:name="T360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361" style:parent-style-name="Normal" style:family="paragraph">
      <style:paragraph-properties fo:text-align="center"/>
    </style:style>
    <style:style style:name="T362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363" style:parent-style-name="Normal" style:family="paragraph">
      <style:paragraph-properties fo:text-align="center"/>
    </style:style>
    <style:style style:name="P364" style:parent-style-name="Normal" style:family="paragraph">
      <style:text-properties fo:font-size="16pt" style:font-size-asian="16pt" style:font-size-complex="16pt"/>
    </style:style>
    <style:style style:name="P365" style:parent-style-name="Normal" style:family="paragraph">
      <style:text-properties fo:font-size="16pt" style:font-size-asian="16pt" style:font-size-complex="16pt"/>
    </style:style>
    <style:style style:name="P366" style:parent-style-name="Normal" style:family="paragraph">
      <style:text-properties fo:font-size="16pt" style:font-size-asian="16pt" style:font-size-complex="16pt"/>
    </style:style>
    <style:style style:name="P367" style:parent-style-name="Normal" style:family="paragraph">
      <style:text-properties fo:font-size="16pt" style:font-size-asian="16pt" style:font-size-complex="16pt"/>
    </style:style>
    <style:style style:name="P368" style:parent-style-name="Normal" style:family="paragraph">
      <style:text-properties fo:font-size="16pt" style:font-size-asian="16pt" style:font-size-complex="16pt"/>
    </style:style>
    <style:style style:name="P369" style:parent-style-name="Normal" style:family="paragraph">
      <style:text-properties fo:font-size="16pt" style:font-size-asian="16pt" style:font-size-complex="16pt"/>
    </style:style>
    <style:style style:name="P370" style:parent-style-name="Normal" style:family="paragraph">
      <style:text-properties fo:font-size="16pt" style:font-size-asian="16pt" style:font-size-complex="16pt"/>
    </style:style>
    <style:style style:name="P371" style:parent-style-name="Normal" style:family="paragraph">
      <style:text-properties fo:font-size="16pt" style:font-size-asian="16pt" style:font-size-complex="16pt"/>
    </style:style>
    <style:style style:name="P372" style:parent-style-name="Normal" style:family="paragraph">
      <style:text-properties fo:font-size="16pt" style:font-size-asian="16pt" style:font-size-complex="16pt"/>
    </style:style>
    <style:style style:name="P373" style:parent-style-name="Normal" style:family="paragraph">
      <style:text-properties fo:font-size="16pt" style:font-size-asian="16pt" style:font-size-complex="16pt"/>
    </style:style>
    <style:style style:name="P374" style:parent-style-name="Normal" style:family="paragraph">
      <style:text-properties fo:font-size="16pt" style:font-size-asian="16pt" style:font-size-complex="16pt"/>
    </style:style>
    <style:style style:name="P375" style:parent-style-name="Normal" style:family="paragraph">
      <style:text-properties fo:font-size="16pt" style:font-size-asian="16pt" style:font-size-complex="16pt"/>
    </style:style>
    <style:style style:name="P376" style:parent-style-name="Normal" style:family="paragraph">
      <style:text-properties fo:font-size="16pt" style:font-size-asian="16pt" style:font-size-complex="16pt"/>
    </style:style>
    <style:style style:name="P377" style:parent-style-name="Normal" style:family="paragraph">
      <style:text-properties fo:font-size="16pt" style:font-size-asian="16pt" style:font-size-complex="16pt"/>
    </style:style>
    <style:style style:name="P378" style:parent-style-name="Normal" style:family="paragraph">
      <style:text-properties fo:font-size="16pt" style:font-size-asian="16pt" style:font-size-complex="16pt"/>
    </style:style>
    <style:style style:name="P379" style:parent-style-name="Normal" style:family="paragraph">
      <style:paragraph-properties>
        <style:tab-stops>
          <style:tab-stop style:type="left" style:position="2.3958in"/>
          <style:tab-stop style:type="left" style:position="4.5208in"/>
        </style:tab-stops>
      </style:paragraph-properties>
      <style:text-properties fo:font-size="16pt" style:font-size-asian="16pt" style:font-size-complex="16pt"/>
    </style:style>
    <style:style style:name="P380" style:parent-style-name="Normal" style:family="paragraph">
      <style:text-properties fo:font-size="16pt" style:font-size-asian="16pt" style:font-size-complex="16pt"/>
    </style:style>
    <style:style style:name="P381" style:parent-style-name="Normal" style:family="paragraph">
      <style:text-properties fo:font-size="16pt" style:font-size-asian="16pt" style:font-size-complex="16pt"/>
    </style:style>
    <style:style style:name="P382" style:parent-style-name="Normal" style:family="paragraph">
      <style:text-properties fo:font-size="16pt" style:font-size-asian="16pt" style:font-size-complex="16pt"/>
    </style:style>
    <style:style style:name="P383" style:parent-style-name="Normal" style:family="paragraph">
      <style:text-properties fo:font-size="16pt" style:font-size-asian="16pt" style:font-size-complex="16pt"/>
    </style:style>
    <style:style style:name="P384" style:parent-style-name="Normal" style:family="paragraph">
      <style:text-properties fo:font-size="16pt" style:font-size-asian="16pt" style:font-size-complex="16pt"/>
    </style:style>
    <style:style style:name="P385" style:parent-style-name="Normal" style:family="paragraph">
      <style:text-properties fo:font-size="16pt" style:font-size-asian="16pt" style:font-size-complex="16pt"/>
    </style:style>
    <style:style style:name="P386" style:parent-style-name="Normal" style:family="paragraph">
      <style:text-properties fo:font-size="16pt" style:font-size-asian="16pt" style:font-size-complex="16pt"/>
    </style:style>
    <style:style style:name="P387" style:parent-style-name="Normal" style:family="paragraph">
      <style:text-properties fo:font-size="16pt" style:font-size-asian="16pt" style:font-size-complex="16pt"/>
    </style:style>
    <style:style style:name="P388" style:parent-style-name="Normal" style:family="paragraph">
      <style:text-properties fo:font-size="16pt" style:font-size-asian="16pt" style:font-size-complex="16pt"/>
    </style:style>
    <style:style style:name="P389" style:parent-style-name="Normal" style:family="paragraph">
      <style:text-properties fo:font-size="16pt" style:font-size-asian="16pt" style:font-size-complex="16pt"/>
    </style:style>
    <style:style style:name="P390" style:parent-style-name="Normal" style:family="paragraph">
      <style:text-properties fo:font-size="16pt" style:font-size-asian="16pt" style:font-size-complex="16pt"/>
    </style:style>
    <style:style style:name="P391" style:parent-style-name="Normal" style:family="paragraph">
      <style:text-properties fo:font-size="16pt" style:font-size-asian="16pt" style:font-size-complex="16pt"/>
    </style:style>
    <style:style style:name="P392" style:parent-style-name="Normal" style:family="paragraph">
      <style:text-properties fo:font-size="16pt" style:font-size-asian="16pt" style:font-size-complex="16pt"/>
    </style:style>
    <style:style style:name="P393" style:parent-style-name="Normal" style:family="paragraph">
      <style:text-properties fo:font-size="16pt" style:font-size-asian="16pt" style:font-size-complex="16pt"/>
    </style:style>
    <style:style style:name="P394" style:parent-style-name="Normal" style:family="paragraph">
      <style:text-properties fo:font-size="16pt" style:font-size-asian="16pt" style:font-size-complex="16pt"/>
    </style:style>
    <style:style style:name="P395" style:parent-style-name="Normal" style:family="paragraph">
      <style:text-properties fo:font-size="16pt" style:font-size-asian="16pt" style:font-size-complex="16pt"/>
    </style:style>
    <style:style style:name="P396" style:parent-style-name="Normal" style:family="paragraph">
      <style:text-properties fo:font-size="16pt" style:font-size-asian="16pt" style:font-size-complex="16pt"/>
    </style:style>
    <style:style style:name="P397" style:parent-style-name="Normal" style:family="paragraph">
      <style:text-properties fo:font-size="16pt" style:font-size-asian="16pt" style:font-size-complex="16pt"/>
    </style:style>
    <style:style style:name="P398" style:parent-style-name="Normal" style:family="paragraph">
      <style:text-properties fo:font-size="16pt" style:font-size-asian="16pt" style:font-size-complex="16pt"/>
    </style:style>
    <style:style style:name="P399" style:parent-style-name="Normal" style:family="paragraph">
      <style:text-properties fo:font-size="16pt" style:font-size-asian="16pt" style:font-size-complex="16pt"/>
    </style:style>
    <style:style style:name="P400" style:parent-style-name="Normal" style:family="paragraph">
      <style:text-properties fo:font-size="16pt" style:font-size-asian="16pt" style:font-size-complex="16pt"/>
    </style:style>
    <style:style style:name="P401" style:parent-style-name="Normal" style:family="paragraph">
      <style:text-properties fo:font-size="16pt" style:font-size-asian="16pt" style:font-size-complex="16pt"/>
    </style:style>
    <style:style style:name="P402" style:parent-style-name="Normal" style:family="paragraph">
      <style:text-properties fo:font-size="16pt" style:font-size-asian="16pt" style:font-size-complex="16pt"/>
    </style:style>
    <style:style style:name="P403" style:parent-style-name="Normal" style:family="paragraph">
      <style:text-properties fo:font-size="16pt" style:font-size-asian="16pt" style:font-size-complex="16pt"/>
    </style:style>
    <style:style style:name="T404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405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406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407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408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409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410" style:parent-style-name="Fuentedepárrafopredeter." style:family="text">
      <style:text-properties fo:font-size="16pt" style:font-size-asian="16pt" style:font-size-complex="16pt"/>
    </style:style>
    <style:style style:name="T411" style:parent-style-name="Fuentedepárrafopredeter." style:family="text">
      <style:text-properties fo:font-size="16pt" style:font-size-asian="16pt" style:font-size-complex="16pt"/>
    </style:style>
    <style:style style:name="T412" style:parent-style-name="Fuentedepárrafopredeter." style:family="text">
      <style:text-properties fo:font-size="16pt" style:font-size-asian="16pt" style:font-size-complex="16pt"/>
    </style:style>
    <style:style style:name="T413" style:parent-style-name="Fuentedepárrafopredeter." style:family="text">
      <style:text-properties fo:font-size="16pt" style:font-size-asian="16pt" style:font-size-complex="16pt"/>
    </style:style>
    <style:style style:name="T414" style:parent-style-name="Fuentedepárrafopredeter." style:family="text">
      <style:text-properties fo:font-size="16pt" style:font-size-asian="16pt" style:font-size-complex="16pt"/>
    </style:style>
    <style:style style:name="T415" style:parent-style-name="Fuentedepárrafopredeter." style:family="text">
      <style:text-properties fo:font-size="16pt" style:font-size-asian="16pt" style:font-size-complex="16pt"/>
    </style:style>
    <style:style style:name="T416" style:parent-style-name="Fuentedepárrafopredeter." style:family="text">
      <style:text-properties fo:font-size="16pt" style:font-size-asian="16pt" style:font-size-complex="16pt"/>
    </style:style>
    <style:style style:name="T417" style:parent-style-name="Fuentedepárrafopredeter." style:family="text">
      <style:text-properties fo:font-size="16pt" style:font-size-asian="16pt" style:font-size-complex="16pt"/>
    </style:style>
    <style:style style:name="P418" style:parent-style-name="Normal" style:family="paragraph">
      <style:text-properties fo:font-size="16pt" style:font-size-asian="16pt" style:font-size-complex="16pt"/>
    </style:style>
    <style:style style:name="T419" style:parent-style-name="Fuentedepárrafopredeter." style:family="text">
      <style:text-properties fo:font-size="16pt" style:font-size-asian="16pt" style:font-size-complex="16pt"/>
    </style:style>
    <style:style style:name="T420" style:parent-style-name="Fuentedepárrafopredeter." style:family="text">
      <style:text-properties fo:font-size="16pt" style:font-size-asian="16pt" style:font-size-complex="16pt"/>
    </style:style>
    <style:style style:name="T421" style:parent-style-name="Fuentedepárrafopredeter." style:family="text">
      <style:text-properties fo:font-size="16pt" style:font-size-asian="16pt" style:font-size-complex="16pt"/>
    </style:style>
    <style:style style:name="T422" style:parent-style-name="Fuentedepárrafopredeter." style:family="text">
      <style:text-properties fo:font-size="16pt" style:font-size-asian="16pt" style:font-size-complex="16pt"/>
    </style:style>
    <style:style style:name="T423" style:parent-style-name="Fuentedepárrafopredeter." style:family="text">
      <style:text-properties fo:font-size="16pt" style:font-size-asian="16pt" style:font-size-complex="16pt"/>
    </style:style>
    <style:style style:name="T424" style:parent-style-name="Fuentedepárrafopredeter." style:family="text">
      <style:text-properties fo:font-size="16pt" style:font-size-asian="16pt" style:font-size-complex="16pt"/>
    </style:style>
    <style:style style:name="T425" style:parent-style-name="Fuentedepárrafopredeter." style:family="text">
      <style:text-properties fo:font-size="16pt" style:font-size-asian="16pt" style:font-size-complex="16pt"/>
    </style:style>
    <style:style style:name="T426" style:parent-style-name="Fuentedepárrafopredeter." style:family="text">
      <style:text-properties fo:font-size="16pt" style:font-size-asian="16pt" style:font-size-complex="16pt"/>
    </style:style>
    <style:style style:name="T427" style:parent-style-name="Fuentedepárrafopredeter." style:family="text">
      <style:text-properties fo:font-size="16pt" style:font-size-asian="16pt" style:font-size-complex="16pt"/>
    </style:style>
    <style:style style:name="T428" style:parent-style-name="Fuentedepárrafopredeter." style:family="text">
      <style:text-properties fo:font-size="16pt" style:font-size-asian="16pt" style:font-size-complex="16pt"/>
    </style:style>
    <style:style style:name="T429" style:parent-style-name="Fuentedepárrafopredeter." style:family="text">
      <style:text-properties fo:font-size="16pt" style:font-size-asian="16pt" style:font-size-complex="16pt"/>
    </style:style>
    <style:style style:name="P430" style:parent-style-name="Normal" style:family="paragraph">
      <style:text-properties fo:font-size="16pt" style:font-size-asian="16pt" style:font-size-complex="16pt"/>
    </style:style>
    <style:style style:name="T431" style:parent-style-name="Fuentedepárrafopredeter." style:family="text">
      <style:text-properties fo:font-size="16pt" style:font-size-asian="16pt" style:font-size-complex="16pt"/>
    </style:style>
    <style:style style:name="T432" style:parent-style-name="Fuentedepárrafopredeter." style:family="text">
      <style:text-properties fo:font-size="16pt" style:font-size-asian="16pt" style:font-size-complex="16pt"/>
    </style:style>
    <style:style style:name="T433" style:parent-style-name="Fuentedepárrafopredeter." style:family="text">
      <style:text-properties fo:font-size="16pt" style:font-size-asian="16pt" style:font-size-complex="16pt"/>
    </style:style>
    <style:style style:name="T434" style:parent-style-name="Fuentedepárrafopredeter." style:family="text">
      <style:text-properties fo:font-size="16pt" style:font-size-asian="16pt" style:font-size-complex="16pt"/>
    </style:style>
    <style:style style:name="T435" style:parent-style-name="Fuentedepárrafopredeter." style:family="text">
      <style:text-properties fo:font-size="16pt" style:font-size-asian="16pt" style:font-size-complex="16pt"/>
    </style:style>
    <style:style style:name="T436" style:parent-style-name="Fuentedepárrafopredeter." style:family="text">
      <style:text-properties fo:font-size="16pt" style:font-size-asian="16pt" style:font-size-complex="16pt"/>
    </style:style>
    <style:style style:name="T437" style:parent-style-name="Fuentedepárrafopredeter." style:family="text">
      <style:text-properties fo:font-size="16pt" style:font-size-asian="16pt" style:font-size-complex="16pt"/>
    </style:style>
    <style:style style:name="T438" style:parent-style-name="Fuentedepárrafopredeter." style:family="text">
      <style:text-properties fo:font-size="16pt" style:font-size-asian="16pt" style:font-size-complex="16pt"/>
    </style:style>
    <style:style style:name="P439" style:parent-style-name="Normal" style:family="paragraph">
      <style:text-properties fo:font-size="16pt" style:font-size-asian="16pt" style:font-size-complex="16pt"/>
    </style:style>
    <style:style style:name="P440" style:parent-style-name="Normal" style:family="paragraph">
      <style:text-properties fo:font-size="16pt" style:font-size-asian="16pt" style:font-size-complex="16pt"/>
    </style:style>
    <style:style style:family="graphic" style:name="a87">
      <style:graphic-properties style:wrap="run-through" style:run-through="foreground" draw:fill="none" draw:stroke="solid" svg:stroke-width="0.01042in" svg:stroke-color="#4a7ebb" draw:marker-end="a86" svg:stroke-opacity="100%" style:horizontal-rel="paragraph" style:vertical-rel="paragraph" style:horizontal-pos="from-left" style:vertical-pos="from-top"/>
    </style:style>
    <style:style style:family="graphic" style:name="a124">
      <style:graphic-properties style:wrap="run-through" style:run-through="foreground" draw:fill="none" draw:stroke="solid" svg:stroke-width="0.01042in" svg:stroke-color="#4a7ebb" draw:marker-end="a123" svg:stroke-opacity="100%" style:horizontal-rel="paragraph" style:vertical-rel="paragraph" style:horizontal-pos="from-left" style:vertical-pos="from-top"/>
    </style:style>
    <style:style style:family="graphic" style:name="a88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51">
      <style:graphic-properties style:wrap="run-through" style:run-through="foreground" draw:fill="none" draw:stroke="solid" svg:stroke-width="0.01042in" svg:stroke-color="#4a7ebb" draw:marker-end="a50" svg:stroke-opacity="100%" style:horizontal-rel="paragraph" style:vertical-rel="paragraph" style:horizontal-pos="from-left" style:vertical-pos="from-top"/>
    </style:style>
    <style:style style:family="graphic" style:name="a126">
      <style:graphic-properties style:wrap="run-through" style:run-through="foreground" draw:fill="none" draw:stroke="solid" svg:stroke-width="0.01042in" svg:stroke-color="#4a7ebb" draw:marker-end="a125" svg:stroke-opacity="100%" style:horizontal-rel="paragraph" style:vertical-rel="paragraph" style:horizontal-pos="from-left" style:vertical-pos="from-top"/>
    </style:style>
    <style:style style:family="graphic" style:name="a89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52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127">
      <style:graphic-properties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/>
    </style:style>
    <style:style style:family="graphic" style:name="a54">
      <style:graphic-properties style:wrap="run-through" style:run-through="foreground" draw:fill="none" draw:stroke="solid" svg:stroke-width="0.01042in" svg:stroke-color="#4a7ebb" draw:marker-end="a53" svg:stroke-opacity="100%" style:horizontal-rel="paragraph" style:vertical-rel="paragraph" style:horizontal-pos="from-left" style:vertical-pos="from-top"/>
    </style:style>
    <style:style style:family="graphic" style:name="a55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5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9">
      <style:graphic-properties style:wrap="run-through" style:run-through="foreground" draw:fill="none" draw:stroke="solid" svg:stroke-width="0.01042in" svg:stroke-color="#4a7ebb" draw:marker-end="a58" svg:stroke-opacity="100%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none" draw:stroke="solid" svg:stroke-width="0.01042in" svg:stroke-color="#4a7ebb" draw:marker-end="a20" svg:stroke-opacity="100%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1042in" svg:stroke-color="#4a7ebb" draw:marker-end="a22" svg:stroke-opacity="100%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2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28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9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3">
      <style:graphic-properties style:wrap="run-through" style:run-through="foreground" draw:fill="none" draw:stroke="solid" svg:stroke-width="0.01042in" svg:stroke-color="#4a7ebb" draw:marker-end="a92" svg:stroke-opacity="100%" style:horizontal-rel="paragraph" style:vertical-rel="paragraph" style:horizontal-pos="from-left" style:vertical-pos="from-top"/>
    </style:style>
    <style:style style:family="graphic" style:name="a95">
      <style:graphic-properties style:wrap="run-through" style:run-through="foreground" draw:fill="none" draw:stroke="solid" svg:stroke-width="0.01042in" svg:stroke-color="#4a7ebb" draw:marker-end="a94" svg:stroke-opacity="100%" style:horizontal-rel="paragraph" style:vertical-rel="paragraph" style:horizontal-pos="from-left" style:vertical-pos="from-top"/>
    </style:style>
    <style:style style:family="graphic" style:name="a97">
      <style:graphic-properties style:wrap="run-through" style:run-through="foreground" draw:fill="none" draw:stroke="solid" svg:stroke-width="0.01042in" svg:stroke-color="#4a7ebb" draw:marker-end="a96" svg:stroke-opacity="100%" style:horizontal-rel="paragraph" style:vertical-rel="paragraph" style:horizontal-pos="from-left" style:vertical-pos="from-top"/>
    </style:style>
    <style:style style:family="graphic" style:name="a60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98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61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99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62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63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10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65">
      <style:graphic-properties style:wrap="run-through" style:run-through="foreground" draw:fill="none" draw:stroke="solid" svg:stroke-width="0.01042in" svg:stroke-color="#4a7ebb" draw:marker-end="a64" svg:stroke-opacity="100%" style:horizontal-rel="paragraph" style:vertical-rel="paragraph" style:horizontal-pos="from-left" style:vertical-pos="from-top"/>
    </style:style>
    <style:style style:family="graphic" style:name="a102">
      <style:graphic-properties style:wrap="run-through" style:run-through="foreground" draw:fill="none" draw:stroke="solid" svg:stroke-width="0.01042in" svg:stroke-color="#4a7ebb" draw:marker-end="a101" svg:stroke-opacity="100%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6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104">
      <style:graphic-properties style:wrap="run-through" style:run-through="foreground" draw:fill="none" draw:stroke="solid" svg:stroke-width="0.01042in" svg:stroke-color="#4a7ebb" draw:marker-end="a103" svg:stroke-opacity="100%" style:horizontal-rel="paragraph" style:vertical-rel="paragraph" style:horizontal-pos="from-left" style:vertical-pos="from-top"/>
    </style:style>
    <style:style style:family="graphic" style:name="a68">
      <style:graphic-properties style:wrap="run-through" style:run-through="foreground" draw:fill="none" draw:stroke="solid" svg:stroke-width="0.01042in" svg:stroke-color="#4a7ebb" draw:marker-end="a67" svg:stroke-opacity="100%" style:horizontal-rel="paragraph" style:vertical-rel="paragraph" style:horizontal-pos="from-left" style:vertical-pos="from-top"/>
    </style:style>
    <style:style style:family="graphic" style:name="a105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042in" svg:stroke-color="#4a7ebb" draw:marker-end="a3" svg:stroke-opacity="100%" style:horizontal-rel="paragraph" style:vertical-rel="paragraph" style:horizontal-pos="from-left" style:vertical-pos="from-top"/>
    </style:style>
    <style:style style:family="graphic" style:name="a31">
      <style:graphic-properties style:wrap="run-through" style:run-through="foreground" draw:fill="none" draw:stroke="solid" svg:stroke-width="0.01042in" svg:stroke-color="#4a7ebb" draw:marker-end="a30" svg:stroke-opacity="100%" style:horizontal-rel="paragraph" style:vertical-rel="paragraph" style:horizontal-pos="from-left" style:vertical-pos="from-top"/>
    </style:style>
    <style:style style:family="graphic" style:name="a106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10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108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1042in" svg:stroke-color="#4a7ebb" draw:marker-end="a6" svg:stroke-opacity="100%" style:horizontal-rel="paragraph" style:vertical-rel="paragraph" style:horizontal-pos="from-left" style:vertical-pos="from-top"/>
    </style:style>
    <style:style style:family="graphic" style:name="a3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9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3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6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3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9">
      <style:graphic-properties style:wrap="run-through" style:run-through="foreground" draw:fill="none" draw:stroke="solid" svg:stroke-width="0.01042in" svg:stroke-color="#4a7ebb" draw:marker-end="a38" svg:stroke-opacity="100%" style:horizontal-rel="paragraph" style:vertical-rel="paragraph" style:horizontal-pos="from-left" style:vertical-pos="from-top"/>
    </style:style>
    <style:style style:family="graphic" style:name="a70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72">
      <style:graphic-properties style:wrap="run-through" style:run-through="foreground" draw:fill="none" draw:stroke="solid" svg:stroke-width="0.01042in" svg:stroke-color="#4a7ebb" draw:marker-end="a71" svg:stroke-opacity="100%" style:horizontal-rel="paragraph" style:vertical-rel="paragraph" style:horizontal-pos="from-left" style:vertical-pos="from-top"/>
    </style:style>
    <style:style style:family="graphic" style:name="a7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5">
      <style:graphic-properties style:wrap="run-through" style:run-through="foreground" draw:fill="none" draw:stroke="solid" svg:stroke-width="0.01042in" svg:stroke-color="#4a7ebb" draw:marker-end="a74" svg:stroke-opacity="100%" style:horizontal-rel="paragraph" style:vertical-rel="paragraph" style:horizontal-pos="from-left" style:vertical-pos="from-top"/>
    </style:style>
    <style:style style:family="graphic" style:name="a112">
      <style:graphic-properties style:wrap="run-through" style:run-through="foreground" draw:fill="none" draw:stroke="solid" svg:stroke-width="0.01042in" svg:stroke-color="#4a7ebb" draw:marker-end="a111" svg:stroke-opacity="100%" style:horizontal-rel="paragraph" style:vertical-rel="paragraph" style:horizontal-pos="from-left" style:vertical-pos="from-top"/>
    </style:style>
    <style:style style:family="graphic" style:name="a113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77">
      <style:graphic-properties style:wrap="run-through" style:run-through="foreground" draw:fill="none" draw:stroke="solid" svg:stroke-width="0.01042in" svg:stroke-color="#4a7ebb" draw:marker-end="a76" svg:stroke-opacity="100%" style:horizontal-rel="paragraph" style:vertical-rel="paragraph" style:horizontal-pos="from-left" style:vertical-pos="from-top"/>
    </style:style>
    <style:style style:family="graphic" style:name="a4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5">
      <style:graphic-properties style:wrap="run-through" style:run-through="foreground" draw:fill="none" draw:stroke="solid" svg:stroke-width="0.01042in" svg:stroke-color="#4a7ebb" draw:marker-end="a114" svg:stroke-opacity="100%" style:horizontal-rel="paragraph" style:vertical-rel="paragraph" style:horizontal-pos="from-left" style:vertical-pos="from-top"/>
    </style:style>
    <style:style style:family="graphic" style:name="a79">
      <style:graphic-properties style:wrap="run-through" style:run-through="foreground" draw:fill="none" draw:stroke="solid" svg:stroke-width="0.01042in" svg:stroke-color="#4a7ebb" draw:marker-end="a78" svg:stroke-opacity="100%" style:horizontal-rel="paragraph" style:vertical-rel="paragraph" style:horizontal-pos="from-left" style:vertical-pos="from-top"/>
    </style:style>
    <style:style style:family="graphic" style:name="a11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2">
      <style:graphic-properties style:wrap="run-through" style:run-through="foreground" draw:fill="none" draw:stroke="solid" svg:stroke-width="0.01042in" svg:stroke-color="#4a7ebb" draw:marker-end="a41" svg:stroke-opacity="100%" style:horizontal-rel="paragraph" style:vertical-rel="paragraph" style:horizontal-pos="from-left" style:vertical-pos="from-top"/>
    </style:style>
    <style:style style:family="graphic" style:name="a11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6">
      <style:graphic-properties style:wrap="run-through" style:run-through="foreground" draw:fill="none" draw:stroke="solid" svg:stroke-width="0.01042in" svg:stroke-color="#4a7ebb" draw:marker-end="a45" svg:stroke-opacity="100%" style:horizontal-rel="paragraph" style:vertical-rel="paragraph" style:horizontal-pos="from-left" style:vertical-pos="from-top"/>
    </style:style>
    <style:style style:family="graphic" style:name="a4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8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1042in" svg:stroke-color="#4a7ebb" draw:marker-end="a10" svg:stroke-opacity="100%" style:horizontal-rel="paragraph" style:vertical-rel="paragraph" style:horizontal-pos="from-left" style:vertical-pos="from-top"/>
    </style:style>
    <style:style style:family="graphic" style:name="a4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>
      <style:graphic-properties style:wrap="run-through" style:run-through="foreground" draw:fill="none" draw:stroke="solid" svg:stroke-width="0.01042in" svg:stroke-color="#4a7ebb" draw:marker-end="a14" svg:stroke-opacity="100%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1042in" svg:stroke-color="#4a7ebb" draw:marker-end="a16" svg:stroke-opacity="100%" style:horizontal-rel="paragraph" style:vertical-rel="paragraph" style:horizontal-pos="from-left" style:vertical-pos="from-top"/>
    </style:style>
    <style:style style:family="graphic" style:name="a1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0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82">
      <style:graphic-properties style:wrap="run-through" style:run-through="foreground" draw:fill="none" draw:stroke="solid" svg:stroke-width="0.01042in" svg:stroke-color="#4a7ebb" draw:marker-end="a81" svg:stroke-opacity="100%" style:horizontal-rel="paragraph" style:vertical-rel="paragraph" style:horizontal-pos="from-left" style:vertical-pos="from-top"/>
    </style:style>
    <style:style style:family="graphic" style:name="a120">
      <style:graphic-properties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/>
    </style:style>
    <style:style style:family="graphic" style:name="a84">
      <style:graphic-properties style:wrap="run-through" style:run-through="foreground" draw:fill="none" draw:stroke="solid" svg:stroke-width="0.01042in" svg:stroke-color="#4a7ebb" draw:marker-end="a83" svg:stroke-opacity="100%" style:horizontal-rel="paragraph" style:vertical-rel="paragraph" style:horizontal-pos="from-left" style:vertical-pos="from-top"/>
    </style:style>
    <style:style style:family="graphic" style:name="a121">
      <style:graphic-properties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/>
    </style:style>
    <style:style style:family="graphic" style:name="a85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122">
      <style:graphic-properties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/>
            <text:p text:style-name="TableContents">Rodriguez Espino Claudia ING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/>
            <text:p text:style-name="P46"/>
            <text:p text:style-name="TableContents">Fundamentos de Programación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/>
            <text:p text:style-name="TableContents">1102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/>
            <text:p text:style-name="TableContents">Práctica 4</text:p>
          </table:table-cell>
        </table:table-row>
        <table:table-row table:style-name="TableRow59">
          <table:table-cell table:style-name="TableCell60">
            <text:p text:style-name="P61"/>
            <text:p text:style-name="P62">Integrante(s):</text:p>
          </table:table-cell>
          <table:table-cell table:style-name="TableCell63">
            <text:p text:style-name="P64"/>
            <text:p text:style-name="TableContents">Reyes Alonso Katherine</text:p>
          </table:table-cell>
        </table:table-row>
        <table:table-row table:style-name="TableRow65">
          <table:table-cell table:style-name="TableCell66">
            <text:p text:style-name="P67"/>
            <text:p text:style-name="P68">Semestre:</text:p>
          </table:table-cell>
          <table:table-cell table:style-name="TableCell69">
            <text:p text:style-name="P70"/>
            <text:p text:style-name="TableContents">1</text:p>
          </table:table-cell>
        </table:table-row>
        <table:table-row table:style-name="TableRow71">
          <table:table-cell table:style-name="TableCell72">
            <text:p text:style-name="P73"/>
            <text:p text:style-name="P74"><text:span text:style-name="T75">Fecha de entrega:</text:span></text:p>
          </table:table-cell>
          <table:table-cell table:style-name="TableCell76">
            <text:p text:style-name="P77"/>
            <text:p text:style-name="TableContents"/>
            <text:p text:style-name="TableContents">10/09/2017</text:p>
            <text:p text:style-name="TableContents">7</text:p>
            <text:p text:style-name="TableContents">7</text:p>
            <text:p text:style-name="TableContents">7</text:p>
          </table:table-cell>
        </table:table-row>
        <table:table-row table:style-name="TableRow78">
          <table:table-cell table:style-name="TableCell79">
            <text:p text:style-name="P80"/>
            <text:p text:style-name="P81"><text:span text:style-name="T82">Obervaciones:</text:span></text:p>
          </table:table-cell>
          <table:table-cell table:style-name="TableCell83">
            <text:p text:style-name="P84"/>
            <text:p text:style-name="TableContents"/>
            <text:p text:style-name="TableContents">Se realizó la práctica no. 4 “ Diagramas de flujo”</text:p>
          </table:table-cell>
        </table:table-row>
      </table:table>
      <text:p text:style-name="Standard"/>
      <text:p text:style-name="Standard"/>
      <text:p text:style-name="P85"><text:tab/><text:tab/><text:tab/><text:tab/><text:tab/>CALIFICACIÓN: __________</text:p>
      <text:p text:style-name="Standard"/>
      <text:p text:style-name="Normal"/>
      <text:p text:style-name="Normal"/>
      <text:p text:style-name="Normal"/>
      <text:p text:style-name="P86"><text:tab/></text:p>
      <text:p text:style-name="P87"/>
      <text:p text:style-name="P88"/>
      <text:p text:style-name="P89"/>
      <text:p text:style-name="P90">“REPORTE DE LA PRACTICA 4”</text:p>
      <text:p text:style-name="P91"/>
      <text:p text:style-name="P92">Guía práctica de estudio 04: Diagrama de flujo</text:p>
      <text:p text:style-name="P93"/>
      <text:p text:style-name="P94">Objetivo:</text:p>
      <text:p text:style-name="P95"/>
      <text:p text:style-name="P96">Elaborar diagramas de flujo que representen soluciones algorítmicas vistas como una serie<text:s/>de acciones que comprendan un proceso.</text:p>
      <text:p text:style-name="P97"/>
      <text:p text:style-name="P98">Actividades:</text:p>
      <text:p text:style-name="P99"/>
      <text:p text:style-name="P100">-Se dio lectura a la práctica no. 4 y se explico cada uno de los puntos.</text:p>
      <text:p text:style-name="P101">-Se explico más a detalle los ejemplos de<text:s/>Estructuras de control condicionales (o selectivas) y los ejemplos de<text:s/>Estructuras de control iterativas o repetitivas.</text:p>
      <text:p text:style-name="P102">-Se dejo de tarea realizar los diagramas de flujo vistos en clase (Formula<text:s/>General)</text:p>
      <text:p text:style-name="P103">-Se dejo agregar 2 ejercicios explicados en clase.</text:p>
      <text:p text:style-name="P104"/>
      <text:p text:style-name="P105">Ejercicios</text:p>
      <text:p text:style-name="P106"/>
      <text:p text:style-name="P107"><text:span text:style-name="T108">1.-<text:s/></text:span><text:span text:style-name="T109">Formula General de la ecuación cuadrática</text:span></text:p>
      <text:p text:style-name="P110">Problema: Realizar la operacion cuadratica con números positivos y con números negativos.</text:p>
      <text:p text:style-name="P111">Restricciones: El número no puede ser cero.</text:p>
      <text:p text:style-name="P112">Datos de entrada: número real</text:p>
      <text:p text:style-name="P113">Datos de salida: impression de X1, X2 reales y X1, X2 imaginario.</text:p>
      <text:p text:style-name="P114">Proceso:</text:p>
      <text:p text:style-name="P115"><text:s/>1.Inicio</text:p>
      <text:p text:style-name="P116"><text:s/>2.Pedir valor de “a”. Diferente de cero.</text:p>
      <text:p text:style-name="P117"><text:s/>3.Si a=0 mandar mensaje “No es permitido, de un valor diferente de cero” (regresa a paso 2; si no continua paso 4)</text:p>
      <text:p text:style-name="P118"><text:s/>4.Pedir valor para b y c</text:p>
      <text:p text:style-name="P119"><text:s/>5.Realizar operación <text:s/>b²-4ac=d</text:p>
      <text:p text:style-name="P120"><text:s/>6.Si d&lt;0, entonces realizer la opearación √d(-1)=z con la unidad “i” , hacer las operaciones r y n. –b/2a=r , z/2a=n e imprimir X1=r+ni, y X2=-r-ni , en casoo contrario ir al paso 7</text:p>
      <text:p text:style-name="P121"><text:s/>7.Si d&gt;0, realizer operaciones –b+√d/2a=X1 , <text:s/>–b-√d/2a=X2 e imprimir X1 y X2.</text:p>
      <text:p text:style-name="P122"><text:s/>8.Fin</text:p>
      <text:p text:style-name="P123"/>
      <text:p text:style-name="Normal"><text:span text:style-name="T124"><draw:connector draw:type="line" svg:x1="2.00417in" svg:y1="8.23056in" svg:x2="2.00417in" svg:y2="9.83472in" draw:z-index="251688960" draw:id="id1" draw:style-name="a2" draw:name="38 Conector recto" text:anchor-type="paragraph"><svg:title/><svg:desc/></draw:connector></text:span><text:span text:style-name="T125"><draw:connector draw:type="line" svg:x1="2.00417in" svg:y1="9.83472in" svg:x2="2.73333in" svg:y2="9.83472in" draw:z-index="251689984" draw:id="id2" draw:style-name="a4" draw:name="39 Conector recto de flecha" text:anchor-type="paragraph"><svg:title/><svg:desc/></draw:connector></text:span><text:span text:style-name="T126"><draw:custom-shape svg:x="2.73333in" svg:y="9.66806in" svg:width="1.08264in" svg:height="0.4375in" draw:z-index="251692032" draw:id="id3" draw:style-name="a5" draw:name="41 Elipse" text:anchor-type="paragraph"><svg:title/><svg:desc/><text:p text:style-name="P127">Fin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28"><draw:connector draw:type="line" svg:x1="4.71319in" svg:y1="9.83472in" svg:x2="3.81597in" svg:y2="9.83472in" draw:z-index="251691008" draw:id="id4" draw:style-name="a7" draw:name="40 Conector recto de flecha" text:anchor-type="paragraph"><svg:title/><svg:desc/></draw:connector></text:span><text:span text:style-name="T129"><draw:connector draw:type="line" svg:x1="4.7125in" svg:y1="9.44931in" svg:x2="4.71319in" svg:y2="9.83472in" draw:z-index="251687936" draw:id="id5" draw:style-name="a8" draw:name="37 Conector recto" text:anchor-type="paragraph"><svg:title/><svg:desc/></draw:connector></text:span><text:span text:style-name="T130"><draw:custom-shape svg:x="3.98264in" svg:y="8.80347in" svg:width="1.3125in" svg:height="0.70833in" draw:z-index="251686912" draw:id="id6" draw:style-name="a9" draw:name="36 Documento" text:anchor-type="paragraph"><svg:title/><svg:desc/><text:p text:style-name="P131">X1=r+ni</text:p><text:p text:style-name="P132">X2=r-ni</text:p><draw:enhanced-geometry draw:type="non-primitive" svg:viewBox="0 0 21600 21600" draw:enhanced-path="M 0 0 L 21600 0 21600 17322 C 10800 17322 10800 23922 0 20172 Z N" draw:text-areas="?f14 ?f16 ?f15 ?f17" draw:glue-points="?f12 ?f13" draw:glue-point-leaving-directions="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?f4 * 17322 / 21600"/><draw:equation draw:name="f11" draw:formula="?f4 * 20172 / 21600"/><draw:equation draw:name="f12" draw:formula="?f7 / ?f8"/><draw:equation draw:name="f13" draw:formula="?f11 / ?f9"/><draw:equation draw:name="f14" draw:formula="?f0 / ?f8"/><draw:equation draw:name="f15" draw:formula="?f1 / ?f8"/><draw:equation draw:name="f16" draw:formula="?f2 / ?f9"/><draw:equation draw:name="f17" draw:formula="?f10 / ?f9"/></draw:enhanced-geometry></draw:custom-shape></text:span><text:span text:style-name="T133"><draw:connector draw:type="line" svg:x1="4.59792in" svg:y1="8.39722in" svg:x2="4.59792in" svg:y2="8.80347in" draw:z-index="251685888" draw:id="id7" draw:style-name="a11" draw:name="35 Conector recto de flecha" text:anchor-type="paragraph"><svg:title/><svg:desc/></draw:connector></text:span><text:span text:style-name="T134"><draw:custom-shape svg:x="3.81597in" svg:y="7.66806in" svg:width="1.57292in" svg:height="0.72917in" draw:z-index="251684864" draw:id="id8" draw:style-name="a12" draw:name="34 Rectángulo" text:anchor-type="paragraph"><svg:title/><svg:desc/><text:p text:style-name="P135">r=-b/2a</text:p><text:p text:style-name="P136">n=Zi/2a</text:p><draw:enhanced-geometry draw:type="non-primitive" svg:viewBox="0 0 21600 21600" draw:enhanced-path="M 0 0 L 21600 0 21600 21600 0 21600 Z N"/></draw:custom-shape></text:span><text:span text:style-name="T137"><draw:custom-shape svg:x="1.23333in" svg:y="7.66806in" svg:width="1.3125in" svg:height="0.76042in" draw:z-index="251683840" draw:id="id9" draw:style-name="a13" draw:name="33 Documento" text:anchor-type="paragraph"><svg:title/><svg:desc/><text:p text:style-name="P138">X1</text:p><text:p text:style-name="P139">X2</text:p><draw:enhanced-geometry draw:type="non-primitive" svg:viewBox="0 0 21600 21600" draw:enhanced-path="M 0 0 L 21600 0 21600 17322 C 10800 17322 10800 23922 0 20172 Z N" draw:text-areas="?f14 ?f16 ?f15 ?f17" draw:glue-points="?f12 ?f13" draw:glue-point-leaving-directions="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?f4 * 17322 / 21600"/><draw:equation draw:name="f11" draw:formula="?f4 * 20172 / 21600"/><draw:equation draw:name="f12" draw:formula="?f7 / ?f8"/><draw:equation draw:name="f13" draw:formula="?f11 / ?f9"/><draw:equation draw:name="f14" draw:formula="?f0 / ?f8"/><draw:equation draw:name="f15" draw:formula="?f1 / ?f8"/><draw:equation draw:name="f16" draw:formula="?f2 / ?f9"/><draw:equation draw:name="f17" draw:formula="?f10 / ?f9"/></draw:enhanced-geometry></draw:custom-shape></text:span><text:span text:style-name="T140"><draw:connector draw:type="line" svg:x1="4.59792in" svg:y1="7.15764in" svg:x2="4.59792in" svg:y2="7.66806in" draw:z-index="251682816" draw:id="id10" draw:style-name="a15" draw:name="32 Conector recto de flecha" text:anchor-type="paragraph"><svg:title/><svg:desc/></draw:connector></text:span><text:span text:style-name="T141"><draw:connector draw:type="line" svg:x1="2.00417in" svg:y1="7.15764in" svg:x2="2.00417in" svg:y2="7.66806in" draw:z-index="251681792" draw:id="id11" draw:style-name="a17" draw:name="31 Conector recto de flecha" text:anchor-type="paragraph"><svg:title/><svg:desc/></draw:connector></text:span><text:span text:style-name="T142"><draw:custom-shape svg:x="3.81667in" svg:y="6.38681in" svg:width="1.57292in" svg:height="0.77083in" draw:z-index="251680768" draw:id="id12" draw:style-name="a18" draw:name="30 Rectángulo" text:anchor-type="paragraph"><svg:title/><svg:desc/><text:p text:style-name="P143">z=√d(-1)</text:p><text:p text:style-name="P144">Zi=√z</text:p><draw:enhanced-geometry draw:type="non-primitive" svg:viewBox="0 0 21600 21600" draw:enhanced-path="M 0 0 L 21600 0 21600 21600 0 21600 Z N"/></draw:custom-shape></text:span><text:span text:style-name="T145"><draw:custom-shape svg:x="0.86875in" svg:y="6.38681in" svg:width="1.63542in" svg:height="0.77083in" draw:z-index="251679744" draw:id="id13" draw:style-name="a19" draw:name="29 Rectángulo" text:anchor-type="paragraph"><svg:title/><svg:desc/><text:p text:style-name="P146">X1=-b+√d/2a</text:p><text:p text:style-name="P147">X2=-b-√d/2a</text:p><draw:enhanced-geometry draw:type="non-primitive" svg:viewBox="0 0 21600 21600" draw:enhanced-path="M 0 0 L 21600 0 21600 21600 0 21600 Z N"/></draw:custom-shape></text:span><text:span text:style-name="T148"><draw:connector draw:type="line" svg:x1="2.00417in" svg:y1="5.94931in" svg:x2="2.00417in" svg:y2="6.38681in" draw:z-index="251678720" draw:id="id14" draw:style-name="a21" draw:name="28 Conector recto de flecha" text:anchor-type="paragraph"><svg:title/><svg:desc/></draw:connector></text:span><text:span text:style-name="T149"><draw:connector draw:type="line" svg:x1="4.59792in" svg:y1="5.94931in" svg:x2="4.59792in" svg:y2="6.38681in" draw:z-index="251677696" draw:id="id15" draw:style-name="a23" draw:name="27 Conector recto de flecha" text:anchor-type="paragraph"><svg:title/><svg:desc/></draw:connector></text:span><text:span text:style-name="T150"><draw:connector draw:type="line" svg:x1="2.73333in" svg:y1="5.94931in" svg:x2="2.00417in" svg:y2="5.94931in" draw:z-index="251676672" draw:id="id16" draw:style-name="a24" draw:name="26 Conector recto" text:anchor-type="paragraph"><svg:title/><svg:desc/></draw:connector></text:span><text:span text:style-name="T151"><draw:connector draw:type="line" svg:x1="3.81667in" svg:y1="5.94931in" svg:x2="4.59792in" svg:y2="5.94931in" draw:z-index="251675648" draw:id="id17" draw:style-name="a25" draw:name="25 Conector recto" text:anchor-type="paragraph"><svg:title/><svg:desc/></draw:connector></text:span><text:span text:style-name="T152"><draw:custom-shape svg:x="2.73264in" svg:y="5.27222in" svg:width="1.08264in" svg:height="1.35417in" draw:z-index="251674624" draw:id="id18" draw:style-name="a26" draw:name="24 Rombo" text:anchor-type="paragraph"><svg:title/><svg:desc/><text:p text:style-name="P153">d&lt;0</text:p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/text:span><text:span text:style-name="T154"><draw:connector draw:type="line" svg:x1="3.275in" svg:y1="4.88681in" svg:x2="3.275in" svg:y2="5.27222in" draw:z-index="251673600" draw:id="id19" draw:style-name="a27" draw:name="23 Conector recto" text:anchor-type="paragraph"><svg:title/><svg:desc/></draw:connector></text:span><text:span text:style-name="T155"><draw:connector draw:type="line" svg:x1="1.29583in" svg:y1="4.88681in" svg:x2="3.275in" svg:y2="4.88681in" draw:z-index="251672576" draw:id="id20" draw:style-name="a28" draw:name="22 Conector recto" text:anchor-type="paragraph"><svg:title/><svg:desc/></draw:connector></text:span><text:span text:style-name="T156"><draw:connector draw:type="line" svg:x1="1.29583in" svg:y1="4.29306in" svg:x2="1.29583in" svg:y2="4.88681in" draw:z-index="251671552" draw:id="id21" draw:style-name="a29" draw:name="20 Conector recto" text:anchor-type="paragraph"><svg:title/><svg:desc/></draw:connector></text:span><text:span text:style-name="T157"><draw:connector draw:type="line" svg:x1="1.29583in" svg:y1="3.19931in" svg:x2="1.29583in" svg:y2="3.73056in" draw:z-index="251670528" draw:id="id22" draw:style-name="a31" draw:name="19 Conector recto de flecha" text:anchor-type="paragraph"><svg:title/><svg:desc/></draw:connector></text:span><text:span text:style-name="T158"><draw:connector draw:type="line" svg:x1="2.86875in" svg:y1="3.19931in" svg:x2="1.29583in" svg:y2="3.19931in" draw:z-index="251669504" draw:id="id23" draw:style-name="a32" draw:name="18 Conector recto" text:anchor-type="paragraph"><svg:title/><svg:desc/></draw:connector></text:span><text:span text:style-name="T159"><draw:connector draw:type="standard" svg:x1="3.86875in" svg:y1="3.19931in" svg:x2="6.2125in" svg:y2="2.86597in" draw:z-index="251668480" draw:id="id24" draw:style-name="a33" draw:transform="translate(-5.04062in -3.03264in) rotate(-3.14159) translate(5.04062in 3.03264in)" draw:name="14 Conector angular" text:anchor-type="paragraph"><svg:title/><svg:desc/></draw:connector></text:span><text:span text:style-name="T160"><draw:custom-shape svg:x="0.4625in" svg:y="3.73056in" svg:width="1.66667in" svg:height="0.5625in" draw:z-index="251667456" draw:id="id25" draw:style-name="a34" draw:name="12 Rectángulo" text:anchor-type="paragraph"><svg:title/><svg:desc/><text:p text:style-name="P161">d=b²-4ac</text:p><draw:enhanced-geometry draw:type="non-primitive" svg:viewBox="0 0 21600 21600" draw:enhanced-path="M 0 0 L 21600 0 21600 21600 0 21600 Z N"/></draw:custom-shape></text:span><text:span text:style-name="T162"><draw:custom-shape svg:x="2.86875in" svg:y="2.56319in" svg:width="1in" svg:height="1.21875in" draw:z-index="251663360" draw:id="id26" draw:style-name="a35" draw:name="7 Rombo" text:anchor-type="paragraph"><svg:title/><svg:desc/><text:p text:style-name="P163">a=0</text:p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/text:span><text:span text:style-name="T164"><draw:connector draw:type="line" svg:x1="3.37917in" svg:y1="2.29306in" svg:x2="3.37917in" svg:y2="2.56389in" draw:z-index="251662336" draw:id="id27" draw:style-name="a36" draw:name="6 Conector recto" text:anchor-type="paragraph"><svg:title/><svg:desc/></draw:connector></text:span><text:span text:style-name="T165"><draw:custom-shape svg:x="4.99375in" svg:y="2.36597in" svg:width="1.21875in" svg:height="0.71875in" draw:z-index="251664384" draw:id="id28" draw:style-name="a37" draw:name="8 Documento" text:anchor-type="paragraph"><svg:title/><svg:desc/><text:p text:style-name="P166">“a” distinto de cero</text:p><draw:enhanced-geometry draw:type="non-primitive" svg:viewBox="0 0 21600 21600" draw:enhanced-path="M 0 0 L 21600 0 21600 17322 C 10800 17322 10800 23922 0 20172 Z N" draw:text-areas="?f14 ?f16 ?f15 ?f17" draw:glue-points="?f12 ?f13" draw:glue-point-leaving-directions="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?f4 * 17322 / 21600"/><draw:equation draw:name="f11" draw:formula="?f4 * 20172 / 21600"/><draw:equation draw:name="f12" draw:formula="?f7 / ?f8"/><draw:equation draw:name="f13" draw:formula="?f11 / ?f9"/><draw:equation draw:name="f14" draw:formula="?f0 / ?f8"/><draw:equation draw:name="f15" draw:formula="?f1 / ?f8"/><draw:equation draw:name="f16" draw:formula="?f2 / ?f9"/><draw:equation draw:name="f17" draw:formula="?f10 / ?f9"/></draw:enhanced-geometry></draw:custom-shape></text:span><text:span text:style-name="T167"><draw:connector draw:type="standard" svg:x1="4.07708in" svg:y1="2.01181in" svg:x2="6.11806in" svg:y2="2.51181in" draw:z-index="251665408" draw:id="id29" draw:style-name="a39" draw:transform="translate(-5.09757in -2.26181in) rotate(-3.14159) translate(5.09757in 2.26181in)" draw:name="9 Conector angular" text:anchor-type="paragraph"><svg:title/><svg:desc/></draw:connector></text:span><text:span text:style-name="T168"><draw:custom-shape svg:x="2.65in" svg:y="1.82431in" svg:width="1.42708in" svg:height="0.44792in" draw:z-index="251661312" draw:id="id30" draw:style-name="a40" draw:name="5 Recortar rectángulo de esquina sencilla" text:anchor-type="paragraph"><svg:title/><svg:desc/><text:p text:style-name="P169">a,b,c</text:p><draw:enhanced-geometry draw:path-stretchpoint-x="21600" draw:path-stretchpoint-y="21600" draw:type="non-primitive" svg:viewBox="0 0 21600 21600" draw:enhanced-path="M ?f0 ?f2 L ?f9 ?f2 ?f1 ?f8 ?f1 ?f3 ?f0 ?f3 Z N" draw:text-areas="?f0 ?f10 ?f11 ?f3" draw:modifiers="16667" draw:mirror-horizont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1 - ?f8"/><draw:equation draw:name="f10" draw:formula="?f8 / 2"/><draw:equation draw:name="f11" draw:formula="(?f9 + ?f1) / 2"/></draw:enhanced-geometry></draw:custom-shape></text:span><text:span text:style-name="T170"><draw:connector draw:type="line" svg:x1="3.36875in" svg:y1="1.38681in" svg:x2="3.36875in" svg:y2="1.82431in" draw:z-index="251660288" draw:id="id31" draw:style-name="a42" draw:name="4 Conector recto de flecha" text:anchor-type="paragraph"><svg:title/><svg:desc/></draw:connector></text:span><text:span text:style-name="T171"><draw:custom-shape svg:x="2.65in" svg:y="0.85556in" svg:width="1.33333in" svg:height="0.51042in" draw:z-index="251659264" draw:id="id32" draw:style-name="a43" draw:name="3 Elipse" text:anchor-type="paragraph"><svg:title/><svg:desc/><text:p text:style-name="P172">Inicio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73">Diagrama de flujo:</text:span></text:p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><text:tab/>No<text:tab/>Si</text:p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><text:tab/>No<text:tab/>Si</text:p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Normal"><text:span text:style-name="T213">2.-</text:span><text:span text:style-name="T214">Triángulos</text:span></text:p>
      <text:p text:style-name="P215"/>
      <text:p text:style-name="P216">Problema:Determinar de acurdo a los valores de que tipo de triángulo se trata.</text:p>
      <text:p text:style-name="P217">Restricciones:No hay restricciones.</text:p>
      <text:p text:style-name="P218">Datos de entrada: Tres valores<text:s/></text:p>
      <text:p text:style-name="P219">Datos de salida:Impresión del<text:s/>Tipo de triángulo</text:p>
      <text:p text:style-name="P220">Proceso:</text:p>
      <text:p text:style-name="P221">1.Inicio</text:p>
      <text:p text:style-name="P222">2.Pedir valores de a,b,c.</text:p>
      <text:p text:style-name="P223">3.Comparar valores de a,b y c , si a=b=c ir al paso 6,en caso contrario ir al paso 4.</text:p>
      <text:p text:style-name="P224">4.Comparar valores de a,b y c, si a≠b≠c ir<text:s/>al paso 7, en caso contrario ir<text:s/>al paso 5.</text:p>
      <text:p text:style-name="P225">5.Comparar valores de a,b y c , si a=b y c≠a,b ó a=c y b≠a,b ó b=c y a≠b,c ir al paso 8.</text:p>
      <text:p text:style-name="P226">6.Mostrar “ Triángulo Equilatero” e ir al paso 9.</text:p>
      <text:p text:style-name="P227">7.Mostrar “Triángulo Escaleno” e ir al paso 9.</text:p>
      <text:p text:style-name="P228">8.Mostrar “Triángulo Isósceles” e ir al paso 9.</text:p>
      <text:p text:style-name="P229">9.Fin</text:p>
      <text:p text:style-name="Normal"><text:span text:style-name="T230"><draw:custom-shape svg:x="2.04583in" svg:y="0.07361in" svg:width="1.52083in" svg:height="0.60417in" draw:z-index="251693056" draw:id="id33" draw:style-name="a44" draw:name="42 Elipse" text:anchor-type="paragraph"><svg:title/><svg:desc/><text:p text:style-name="P231">Inicio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  <text:p text:style-name="P232"/>
      <text:p text:style-name="Normal"><text:span text:style-name="T233"><draw:connector draw:type="line" svg:x1="2.84792in" svg:y1="0.16667in" svg:x2="2.84792in" svg:y2="0.60417in" draw:z-index="251717632" draw:id="id34" draw:style-name="a46" draw:name="68 Conector recto de flecha" text:anchor-type="paragraph"><svg:title/><svg:desc/></draw:connector></text:span></text:p>
      <text:p text:style-name="P234"/>
      <text:p text:style-name="Normal"><text:span text:style-name="T235"><draw:custom-shape svg:x="1.99306in" svg:y="0.09306in" svg:width="1.63542in" svg:height="0.48958in" draw:z-index="251694080" draw:id="id35" draw:style-name="a47" draw:name="43 Recortar rectángulo de esquina sencilla" text:anchor-type="paragraph"><svg:title/><svg:desc/><text:p text:style-name="P236">a,b,c</text:p><draw:enhanced-geometry draw:path-stretchpoint-x="21600" draw:path-stretchpoint-y="21600" draw:type="non-primitive" svg:viewBox="0 0 21600 21600" draw:enhanced-path="M ?f0 ?f2 L ?f9 ?f2 ?f1 ?f8 ?f1 ?f3 ?f0 ?f3 Z N" draw:text-areas="?f0 ?f10 ?f11 ?f3" draw:modifiers="16667" draw:mirror-horizont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1 - ?f8"/><draw:equation draw:name="f10" draw:formula="?f8 / 2"/><draw:equation draw:name="f11" draw:formula="(?f9 + ?f1) / 2"/></draw:enhanced-geometry></draw:custom-shape></text:span></text:p>
      <text:p text:style-name="P237"/>
      <text:p text:style-name="Normal"><text:span text:style-name="T238"><draw:connector draw:type="line" svg:x1="2.84792in" svg:y1="0.07153in" svg:x2="2.84792in" svg:y2="0.37361in" draw:z-index="251718656" draw:id="id36" draw:style-name="a48" draw:name="69 Conector recto" text:anchor-type="paragraph"><svg:title/><svg:desc/></draw:connector></text:span></text:p>
      <text:p text:style-name="Normal"><text:span text:style-name="T239"><draw:custom-shape svg:x="2.13958in" svg:y="0.11736in" svg:width="1.375in" svg:height="1.42708in" draw:z-index="251695104" draw:id="id37" draw:style-name="a49" draw:name="44 Rombo" text:anchor-type="paragraph"><svg:title/><svg:desc/><text:p text:style-name="P240">a=b=c</text:p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/text:span></text:p>
      <text:p text:style-name="P241"/>
      <text:p text:style-name="P242"><text:tab/>Si<text:tab/><text:s text:c="6"/>No</text:p>
      <text:p text:style-name="Normal"><text:span text:style-name="T243"><draw:connector draw:type="line" svg:x1="4.29583in" svg:y1="0.04931in" svg:x2="4.29583in" svg:y2="0.75764in" draw:z-index="251722752" draw:id="id38" draw:style-name="a51" draw:name="73 Conector recto de flecha" text:anchor-type="paragraph"><svg:title/><svg:desc/></draw:connector></text:span><text:span text:style-name="T244"><draw:connector draw:type="line" svg:x1="3.51458in" svg:y1="0.04931in" svg:x2="4.29583in" svg:y2="0.04931in" draw:z-index="251720704" draw:id="id39" draw:style-name="a52" draw:name="71 Conector recto" text:anchor-type="paragraph"><svg:title/><svg:desc/></draw:connector></text:span><text:span text:style-name="T245"><draw:connector draw:type="line" svg:x1="1.19167in" svg:y1="0.0493in" svg:x2="1.19167in" svg:y2="1.10139in" draw:z-index="251721728" draw:id="id40" draw:style-name="a54" draw:name="72 Conector recto de flecha" text:anchor-type="paragraph"><svg:title/><svg:desc/></draw:connector></text:span><text:span text:style-name="T246"><draw:connector draw:type="line" svg:x1="2.13958in" svg:y1="0.04931in" svg:x2="1.19167in" svg:y2="0.04931in" draw:z-index="251719680" draw:id="id41" draw:style-name="a55" draw:name="70 Conector recto" text:anchor-type="paragraph"><svg:title/><svg:desc/></draw:connector></text:span></text:p>
      <text:p text:style-name="P247"/>
      <text:p text:style-name="Normal"><text:span text:style-name="T248"><draw:custom-shape svg:x="3.62917in" svg:y="0.24653in" svg:width="1.3125in" svg:height="1.4375in" draw:z-index="251697152" draw:id="id42" draw:style-name="a56" draw:name="46 Rombo" text:anchor-type="paragraph"><svg:title/><svg:desc/><text:p text:style-name="P249">a≠b≠c</text:p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/text:span></text:p>
      <text:p text:style-name="P250"/>
      <text:p text:style-name="Normal"><text:span text:style-name="T251"><draw:custom-shape svg:x="0.50417in" svg:y="0.07917in" svg:width="1.40625in" svg:height="0.89583in" draw:z-index="251696128" draw:id="id43" draw:style-name="a57" draw:name="45 Documento" text:anchor-type="paragraph"><svg:title/><svg:desc/><text:p text:style-name="P252">“Triángulo Equilatero”</text:p><draw:enhanced-geometry draw:type="non-primitive" svg:viewBox="0 0 21600 21600" draw:enhanced-path="M 0 0 L 21600 0 21600 17322 C 10800 17322 10800 23922 0 20172 Z N" draw:text-areas="?f14 ?f16 ?f15 ?f17" draw:glue-points="?f12 ?f13" draw:glue-point-leaving-directions="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?f4 * 17322 / 21600"/><draw:equation draw:name="f11" draw:formula="?f4 * 20172 / 21600"/><draw:equation draw:name="f12" draw:formula="?f7 / ?f8"/><draw:equation draw:name="f13" draw:formula="?f11 / ?f9"/><draw:equation draw:name="f14" draw:formula="?f0 / ?f8"/><draw:equation draw:name="f15" draw:formula="?f1 / ?f8"/><draw:equation draw:name="f16" draw:formula="?f2 / ?f9"/><draw:equation draw:name="f17" draw:formula="?f10 / ?f9"/></draw:enhanced-geometry></draw:custom-shape></text:span></text:p>
      <text:p text:style-name="P253"><text:span text:style-name="T254"><draw:connector draw:type="line" svg:x1="3.09792in" svg:y1="0.20903in" svg:x2="3.09792in" svg:y2="2.03194in" draw:z-index="251725824" draw:id="id44" draw:style-name="a59" draw:name="76 Conector recto de flecha" text:anchor-type="paragraph"><svg:title/><svg:desc/></draw:connector></text:span><text:span text:style-name="T255"><draw:connector draw:type="line" svg:x1="3.97292in" svg:y1="0.20903in" svg:x2="3.09792in" svg:y2="0.20903in" draw:z-index="251724800" draw:id="id45" draw:style-name="a60" draw:name="75 Conector recto" text:anchor-type="paragraph"><svg:title/><svg:desc/></draw:connector></text:span><text:span text:style-name="T256"><text:tab/>Si</text:span><text:span text:style-name="T257"><text:tab/>No</text:span></text:p>
      <text:p text:style-name="Normal"><text:span text:style-name="T258"><draw:connector draw:type="line" svg:x1="4.80625in" svg:y1="-0.00486in" svg:x2="5.3375in" svg:y2="-0.00486in" draw:z-index="251723776" draw:id="id46" draw:style-name="a61" draw:name="74 Conector recto" text:anchor-type="paragraph"><svg:title/><svg:desc/></draw:connector></text:span><text:span text:style-name="T259"><draw:connector draw:type="line" svg:x1="5.3375in" svg:y1="0.00556in" svg:x2="5.3375in" svg:y2="1.69306in" draw:z-index="251727872" draw:id="id47" draw:style-name="a62" draw:name="78 Conector recto" text:anchor-type="paragraph"><svg:title/><svg:desc/></draw:connector></text:span></text:p>
      <text:p text:style-name="Normal"><text:span text:style-name="T260"><draw:connector draw:type="line" svg:x1="1.0875in" svg:y1="0.20833in" svg:x2="1.09792in" svg:y2="1.38542in" draw:z-index="251713536" draw:id="id48" draw:style-name="a63" draw:name="64 Conector recto" text:anchor-type="paragraph"><svg:title/><svg:desc/></draw:connector></text:span></text:p>
      <text:p text:style-name="P261"/>
      <text:p text:style-name="P262"/>
      <text:p text:style-name="P263"/>
      <text:p text:style-name="Normal"><text:span text:style-name="T264"><draw:connector draw:type="line" svg:x1="5.31667in" svg:y1="-0.68611in" svg:x2="5.32708in" svg:y2="-0.23819in" draw:z-index="251728896" draw:id="id49" draw:style-name="a65" draw:name="79 Conector recto de flecha" text:anchor-type="paragraph"><svg:title/><svg:desc/></draw:connector></text:span><text:span text:style-name="T265"><draw:custom-shape svg:x="4.25417in" svg:y="-0.23819in" svg:width="2.125in" svg:height="2.21875in" draw:z-index="251699200" draw:id="id50" draw:style-name="a66" draw:name="48 Rombo" text:anchor-type="paragraph"><svg:title/><svg:desc/><text:p text:style-name="P266">a=b y c≠a,b</text:p><text:p text:style-name="P267">a=c y b≠a,c</text:p><text:p text:style-name="P268">b=c y a≠b,c</text:p><text:p text:style-name="P269"/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/text:span><text:span text:style-name="T270"><draw:connector draw:type="line" svg:x1="3.11875in" svg:y1="-0.37361in" svg:x2="3.11875in" svg:y2="0.12639in" draw:z-index="251726848" draw:id="id51" draw:style-name="a68" draw:name="77 Conector recto de flecha" text:anchor-type="paragraph"><svg:title/><svg:desc/></draw:connector></text:span><text:span text:style-name="T271"><draw:custom-shape svg:x="1.9625in" svg:y="0.12639in" svg:width="1.32292in" svg:height="0.82292in" draw:z-index="251698176" draw:id="id52" draw:style-name="a69" draw:name="47 Documento" text:anchor-type="paragraph"><svg:title/><svg:desc/><text:p text:style-name="P272">“Triángulo Escaleno”</text:p><draw:enhanced-geometry draw:type="non-primitive" svg:viewBox="0 0 21600 21600" draw:enhanced-path="M 0 0 L 21600 0 21600 17322 C 10800 17322 10800 23922 0 20172 Z N" draw:text-areas="?f14 ?f16 ?f15 ?f17" draw:glue-points="?f12 ?f13" draw:glue-point-leaving-directions="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?f4 * 17322 / 21600"/><draw:equation draw:name="f11" draw:formula="?f4 * 20172 / 21600"/><draw:equation draw:name="f12" draw:formula="?f7 / ?f8"/><draw:equation draw:name="f13" draw:formula="?f11 / ?f9"/><draw:equation draw:name="f14" draw:formula="?f0 / ?f8"/><draw:equation draw:name="f15" draw:formula="?f1 / ?f8"/><draw:equation draw:name="f16" draw:formula="?f2 / ?f9"/><draw:equation draw:name="f17" draw:formula="?f10 / ?f9"/></draw:enhanced-geometry></draw:custom-shape></text:span><text:span text:style-name="T273"><draw:connector draw:type="line" svg:x1="1.11875in" svg:y1="-0.37361in" svg:x2="1.09792in" svg:y2="3.64722in" draw:z-index="251714560" draw:id="id53" draw:style-name="a70" draw:name="65 Conector recto" text:anchor-type="paragraph"><svg:title/><svg:desc/></draw:connector></text:span></text:p>
      <text:p text:style-name="P274"/>
      <text:p text:style-name="P275"><text:span text:style-name="T276"><draw:connector draw:type="line" svg:x1="3.47292in" svg:y1="3.04236in" svg:x2="3.47292in" svg:y2="3.55278in" draw:z-index="251716608" draw:id="id54" draw:style-name="a72" draw:name="67 Conector recto de flecha" text:anchor-type="paragraph"><svg:title/><svg:desc/></draw:connector></text:span><text:span text:style-name="T277"><draw:custom-shape svg:x="2.45208in" svg:y="3.55278in" svg:width="1.98958in" svg:height="0.78125in" draw:z-index="251702272" draw:id="id55" draw:style-name="a73" draw:name="51 Elipse" text:anchor-type="paragraph"><svg:title/><svg:desc/><text:p text:style-name="P278">Fin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279"><draw:connector draw:type="line" svg:x1="1.10833in" svg:y1="3.13611in" svg:x2="3.43125in" svg:y2="3.13611in" draw:z-index="251715584" draw:id="id56" draw:style-name="a75" draw:name="66 Conector recto de flecha" text:anchor-type="paragraph"><svg:title/><svg:desc/></draw:connector></text:span><text:span text:style-name="T280"><draw:connector draw:type="line" svg:x1="2.50417in" svg:y1="2.99028in" svg:x2="3.43125in" svg:y2="2.99028in" draw:z-index="251712512" draw:id="id57" draw:style-name="a77" draw:name="61 Conector recto de flecha" text:anchor-type="paragraph"><svg:title/><svg:desc/></draw:connector></text:span><text:span text:style-name="T281"><draw:connector draw:type="line" svg:x1="6.67083in" svg:y1="3.00069in" svg:x2="3.47292in" svg:y2="3.00069in" draw:z-index="251710464" draw:id="id58" draw:style-name="a79" draw:name="59 Conector recto de flecha" text:anchor-type="paragraph"><svg:title/><svg:desc/></draw:connector></text:span><text:span text:style-name="T282"><draw:connector draw:type="line" svg:x1="2.50417in" svg:y1="0.19861in" svg:x2="2.50417in" svg:y2="2.99028in" draw:z-index="251711488" draw:id="id59" draw:style-name="a80" draw:name="60 Conector recto" text:anchor-type="paragraph"><svg:title/><svg:desc/></draw:connector></text:span><text:span text:style-name="T283"><draw:connector draw:type="line" svg:x1="3.47292in" svg:y1="2.35486in" svg:x2="3.47292in" svg:y2="2.99028in" draw:z-index="251709440" draw:id="id60" draw:style-name="a82" draw:name="58 Conector recto de flecha" text:anchor-type="paragraph"><svg:title/><svg:desc/></draw:connector></text:span><text:span text:style-name="T284"><draw:connector draw:type="line" svg:x1="6.72292in" svg:y1="0.33403in" svg:x2="6.72292in" svg:y2="1.55278in" draw:z-index="251708416" draw:id="id61" draw:style-name="a84" draw:name="57 Conector recto de flecha" text:anchor-type="paragraph"><svg:title/><svg:desc/></draw:connector></text:span><text:span text:style-name="T285"><draw:connector draw:type="line" svg:x1="6.37917in" svg:y1="0.33403in" svg:x2="6.72292in" svg:y2="0.33403in" draw:z-index="251707392" draw:id="id62" draw:style-name="a85" draw:name="56 Conector recto" text:anchor-type="paragraph"><svg:title/><svg:desc/></draw:connector></text:span><text:span text:style-name="T286"><draw:connector draw:type="line" svg:x1="3.47292in" svg:y1="0.33403in" svg:x2="3.47292in" svg:y2="1.55278in" draw:z-index="251706368" draw:id="id63" draw:style-name="a87" draw:name="55 Conector recto de flecha" text:anchor-type="paragraph"><svg:title/><svg:desc/></draw:connector></text:span><text:span text:style-name="T287"><draw:connector draw:type="line" svg:x1="4.25417in" svg:y1="0.33403in" svg:x2="3.47292in" svg:y2="0.33403in" draw:z-index="251705344" draw:id="id64" draw:style-name="a88" draw:name="54 Conector recto" text:anchor-type="paragraph"><svg:title/><svg:desc/></draw:connector></text:span><text:span text:style-name="T288"><draw:connector draw:type="line" svg:x1="6.72292in" svg:y1="2.35486in" svg:x2="6.72292in" svg:y2="3.04236in" draw:z-index="251703296" draw:id="id65" draw:style-name="a89" draw:name="52 Conector recto" text:anchor-type="paragraph"><svg:title/><svg:desc/></draw:connector></text:span><text:span text:style-name="T289"><draw:custom-shape svg:x="6.03542in" svg:y="1.55278in" svg:width="1.30208in" svg:height="0.85417in" draw:z-index="251701248" draw:id="id66" draw:style-name="a90" draw:name="50 Documento" text:anchor-type="paragraph"><svg:title/><svg:desc/><text:p text:style-name="P290">“No hay solusión”</text:p><draw:enhanced-geometry draw:type="non-primitive" svg:viewBox="0 0 21600 21600" draw:enhanced-path="M 0 0 L 21600 0 21600 17322 C 10800 17322 10800 23922 0 20172 Z N" draw:text-areas="?f14 ?f16 ?f15 ?f17" draw:glue-points="?f12 ?f13" draw:glue-point-leaving-directions="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?f4 * 17322 / 21600"/><draw:equation draw:name="f11" draw:formula="?f4 * 20172 / 21600"/><draw:equation draw:name="f12" draw:formula="?f7 / ?f8"/><draw:equation draw:name="f13" draw:formula="?f11 / ?f9"/><draw:equation draw:name="f14" draw:formula="?f0 / ?f8"/><draw:equation draw:name="f15" draw:formula="?f1 / ?f8"/><draw:equation draw:name="f16" draw:formula="?f2 / ?f9"/><draw:equation draw:name="f17" draw:formula="?f10 / ?f9"/></draw:enhanced-geometry></draw:custom-shape></text:span><text:span text:style-name="T291"><draw:custom-shape svg:x="2.85833in" svg:y="1.55278in" svg:width="1.33333in" svg:height="0.80208in" draw:z-index="251700224" draw:id="id67" draw:style-name="a91" draw:name="49 Documento" text:anchor-type="paragraph"><svg:title/><svg:desc/><text:p text:style-name="P292">“Triángulo isósceles”</text:p><draw:enhanced-geometry draw:type="non-primitive" svg:viewBox="0 0 21600 21600" draw:enhanced-path="M 0 0 L 21600 0 21600 17322 C 10800 17322 10800 23922 0 20172 Z N" draw:text-areas="?f14 ?f16 ?f15 ?f17" draw:glue-points="?f12 ?f13" draw:glue-point-leaving-directions="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?f4 * 17322 / 21600"/><draw:equation draw:name="f11" draw:formula="?f4 * 20172 / 21600"/><draw:equation draw:name="f12" draw:formula="?f7 / ?f8"/><draw:equation draw:name="f13" draw:formula="?f11 / ?f9"/><draw:equation draw:name="f14" draw:formula="?f0 / ?f8"/><draw:equation draw:name="f15" draw:formula="?f1 / ?f8"/><draw:equation draw:name="f16" draw:formula="?f2 / ?f9"/><draw:equation draw:name="f17" draw:formula="?f10 / ?f9"/></draw:enhanced-geometry></draw:custom-shape></text:span><text:span text:style-name="T293"><text:tab/><text:s text:c="8"/>Si</text:span><text:span text:style-name="T294"><text:tab/>No</text:span></text:p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Normal"><text:span text:style-name="T313">3.-</text:span><text:span text:style-name="T314">Suma de dos<text:s/></text:span><text:span text:style-name="T315">numerous igual al tercero</text:span></text:p>
      <text:p text:style-name="P316">Problema:Determinar si la suma de los dos primeros valores es igual al tercero.</text:p>
      <text:p text:style-name="P317">Restricciones: No hay restricciones.</text:p>
      <text:p text:style-name="P318">Dtos de entrada: Tres valores a,b,c.</text:p>
      <text:p text:style-name="P319">Datos de salida:Impresión de d=c o d≠c</text:p>
      <text:p text:style-name="P320">Proceso:</text:p>
      <text:list text:style-name="LFO1" text:continue-numbering="true">
        <text:list-item>
          <text:p text:style-name="P321">Inicio</text:p>
        </text:list-item>
        <text:list-item>
          <text:p text:style-name="P322">Pedir valores de a,b,c</text:p>
        </text:list-item>
        <text:list-item>
          <text:p text:style-name="P323">Hacer operación d=a+b</text:p>
        </text:list-item>
        <text:list-item>
          <text:p text:style-name="P324">Comparer d=c, si es así ir al paso 6, en caso contrario (d≠c) ir al paso 5.</text:p>
        </text:list-item>
        <text:list-item>
          <text:p text:style-name="P325">Mostrar “d” y “Tu suma es distinta de c”</text:p>
        </text:list-item>
        <text:list-item>
          <text:p text:style-name="P326">Mostrar “d” y “ Tu suma es igual a c”</text:p>
        </text:list-item>
        <text:list-item>
          <text:p text:style-name="P327">Fin.</text:p>
        </text:list-item>
      </text:list>
      <text:p text:style-name="P328"/>
      <text:p text:style-name="P329"/>
      <text:p text:style-name="P330"/>
      <text:p text:style-name="P331"/>
      <text:p text:style-name="P332"/>
      <text:p text:style-name="P333"/>
      <text:p text:style-name="Normal"><text:span text:style-name="T334"><draw:connector draw:type="line" svg:x1="3.43125in" svg:y1="7.50139in" svg:x2="3.43125in" svg:y2="8.16806in" draw:z-index="251750400" draw:id="id68" draw:style-name="a93" draw:name="100 Conector recto de flecha" text:anchor-type="paragraph"><svg:title/><svg:desc/></draw:connector></text:span><text:span text:style-name="T335"><draw:connector draw:type="line" svg:x1="1.7125in" svg:y1="7.50139in" svg:x2="3.37917in" svg:y2="7.50139in" draw:z-index="251748352" draw:id="id69" draw:style-name="a95" draw:name="98 Conector recto de flecha" text:anchor-type="paragraph"><svg:title/><svg:desc/></draw:connector></text:span><text:span text:style-name="T336"><draw:connector draw:type="line" svg:x1="5.38958in" svg:y1="7.50139in" svg:x2="3.51458in" svg:y2="7.50139in" draw:z-index="251749376" draw:id="id70" draw:style-name="a97" draw:name="99 Conector recto de flecha" text:anchor-type="paragraph"><svg:title/><svg:desc/></draw:connector></text:span><text:span text:style-name="T337"><draw:connector draw:type="line" svg:x1="5.38958in" svg:y1="6.41806in" svg:x2="5.38958in" svg:y2="7.50139in" draw:z-index="251747328" draw:id="id71" draw:style-name="a98" draw:name="97 Conector recto" text:anchor-type="paragraph"><svg:title/><svg:desc/></draw:connector></text:span><text:span text:style-name="T338"><draw:connector draw:type="line" svg:x1="1.7125in" svg:y1="6.47014in" svg:x2="1.7125in" svg:y2="7.50139in" draw:z-index="251746304" draw:id="id72" draw:style-name="a99" draw:name="96 Conector recto" text:anchor-type="paragraph"><svg:title/><svg:desc/></draw:connector></text:span><text:span text:style-name="T339"><draw:custom-shape svg:x="2.51458in" svg:y="8.16806in" svg:width="1.86458in" svg:height="0.79167in" draw:z-index="251736064" draw:id="id73" draw:style-name="a100" draw:name="86 Elipse" text:anchor-type="paragraph"><svg:title/><svg:desc/><text:p text:style-name="P340">Fin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341"><draw:connector draw:type="line" svg:x1="5.23333in" svg:y1="4.39722in" svg:x2="5.23333in" svg:y2="5.37639in" draw:z-index="251745280" draw:id="id74" draw:style-name="a102" draw:name="95 Conector recto de flecha" text:anchor-type="paragraph"><svg:title/><svg:desc/></draw:connector></text:span><text:span text:style-name="T342"><draw:connector draw:type="line" svg:x1="1.59792in" svg:y1="4.39722in" svg:x2="1.59792in" svg:y2="5.4493in" draw:z-index="251744256" draw:id="id75" draw:style-name="a104" draw:name="94 Conector recto de flecha" text:anchor-type="paragraph"><svg:title/><svg:desc/></draw:connector></text:span><text:span text:style-name="T343"><draw:connector draw:type="line" svg:x1="2.69167in" svg:y1="4.39722in" svg:x2="1.59792in" svg:y2="4.39722in" draw:z-index="251743232" draw:id="id76" draw:style-name="a105" draw:name="93 Conector recto" text:anchor-type="paragraph"><svg:title/><svg:desc/></draw:connector></text:span><text:span text:style-name="T344"><draw:connector draw:type="line" svg:x1="4.11875in" svg:y1="4.39722in" svg:x2="5.23333in" svg:y2="4.39722in" draw:z-index="251742208" draw:id="id77" draw:style-name="a106" draw:name="92 Conector recto" text:anchor-type="paragraph"><svg:title/><svg:desc/></draw:connector></text:span><text:span text:style-name="T345"><draw:custom-shape svg:x="2.69167in" svg:y="3.56389in" svg:width="1.42708in" svg:height="1.64583in" draw:z-index="251732992" draw:id="id78" draw:style-name="a107" draw:name="83 Rombo" text:anchor-type="paragraph"><svg:title/><svg:desc/><text:p text:style-name="P346">d=c</text:p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/text:span><text:span text:style-name="T347"><draw:connector draw:type="line" svg:x1="3.43125in" svg:y1="2.97014in" svg:x2="3.43125in" svg:y2="3.56389in" draw:z-index="251741184" draw:id="id79" draw:style-name="a108" draw:name="91 Conector recto" text:anchor-type="paragraph"><svg:title/><svg:desc/></draw:connector></text:span><text:span text:style-name="T348"><draw:connector draw:type="line" svg:x1="2.5875in" svg:y1="2.97014in" svg:x2="3.42083in" svg:y2="2.97014in" draw:z-index="251740160" draw:id="id80" draw:style-name="a109" draw:name="90 Conector recto" text:anchor-type="paragraph"><svg:title/><svg:desc/></draw:connector></text:span><text:span text:style-name="T349"><draw:custom-shape svg:x="0.60833in" svg:y="2.59514in" svg:width="1.97917in" svg:height="0.6875in" draw:z-index="251731968" draw:id="id81" draw:style-name="a110" draw:name="82 Rectángulo" text:anchor-type="paragraph"><svg:title/><svg:desc/><text:p text:style-name="P350">d=a+b</text:p><draw:enhanced-geometry draw:type="non-primitive" svg:viewBox="0 0 21600 21600" draw:enhanced-path="M 0 0 L 21600 0 21600 21600 0 21600 Z N"/></draw:custom-shape></text:span><text:span text:style-name="T351"><draw:connector draw:type="line" svg:x1="1.59792in" svg:y1="1.67847in" svg:x2="1.59792in" svg:y2="2.59514in" draw:z-index="251739136" draw:id="id82" draw:style-name="a112" draw:name="89 Conector recto de flecha" text:anchor-type="paragraph"><svg:title/><svg:desc/></draw:connector></text:span><text:span text:style-name="T352"><draw:connector draw:type="line" svg:x1="2.47292in" svg:y1="1.67847in" svg:x2="1.59792in" svg:y2="1.67847in" draw:z-index="251738112" draw:id="id83" draw:style-name="a113" draw:name="88 Conector recto" text:anchor-type="paragraph"><svg:title/><svg:desc/></draw:connector></text:span><text:span text:style-name="T353"><draw:connector draw:type="line" svg:x1="3.42083in" svg:y1="0.86597in" svg:x2="3.43125in" svg:y2="1.23056in" draw:z-index="251737088" draw:id="id84" draw:style-name="a115" draw:name="87 Conector recto de flecha" text:anchor-type="paragraph"><svg:title/><svg:desc/></draw:connector></text:span><text:span text:style-name="T354"><draw:custom-shape svg:x="4.5875in" svg:y="5.37639in" svg:width="1.66667in" svg:height="1.09375in" draw:z-index="251735040" draw:id="id85" draw:style-name="a116" draw:name="85 Documento" text:anchor-type="paragraph"><svg:title/><svg:desc/><text:p text:style-name="P355">“d”</text:p><text:p text:style-name="P356">“Tu suma es distinta de c”</text:p><draw:enhanced-geometry draw:type="non-primitive" svg:viewBox="0 0 21600 21600" draw:enhanced-path="M 0 0 L 21600 0 21600 17322 C 10800 17322 10800 23922 0 20172 Z N" draw:text-areas="?f14 ?f16 ?f15 ?f17" draw:glue-points="?f12 ?f13" draw:glue-point-leaving-directions="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?f4 * 17322 / 21600"/><draw:equation draw:name="f11" draw:formula="?f4 * 20172 / 21600"/><draw:equation draw:name="f12" draw:formula="?f7 / ?f8"/><draw:equation draw:name="f13" draw:formula="?f11 / ?f9"/><draw:equation draw:name="f14" draw:formula="?f0 / ?f8"/><draw:equation draw:name="f15" draw:formula="?f1 / ?f8"/><draw:equation draw:name="f16" draw:formula="?f2 / ?f9"/><draw:equation draw:name="f17" draw:formula="?f10 / ?f9"/></draw:enhanced-geometry></draw:custom-shape></text:span><text:span text:style-name="T357"><draw:custom-shape svg:x="0.97292in" svg:y="5.44931in" svg:width="1.61458in" svg:height="1.19792in" draw:z-index="251734016" draw:id="id86" draw:style-name="a117" draw:name="84 Documento" text:anchor-type="paragraph"><svg:title/><svg:desc/><text:p text:style-name="P358">“d”</text:p><text:p text:style-name="P359">“Tu suma es igual a c”</text:p><draw:enhanced-geometry draw:type="non-primitive" svg:viewBox="0 0 21600 21600" draw:enhanced-path="M 0 0 L 21600 0 21600 17322 C 10800 17322 10800 23922 0 20172 Z N" draw:text-areas="?f14 ?f16 ?f15 ?f17" draw:glue-points="?f12 ?f13" draw:glue-point-leaving-directions="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?f4 * 17322 / 21600"/><draw:equation draw:name="f11" draw:formula="?f4 * 20172 / 21600"/><draw:equation draw:name="f12" draw:formula="?f7 / ?f8"/><draw:equation draw:name="f13" draw:formula="?f11 / ?f9"/><draw:equation draw:name="f14" draw:formula="?f0 / ?f8"/><draw:equation draw:name="f15" draw:formula="?f1 / ?f8"/><draw:equation draw:name="f16" draw:formula="?f2 / ?f9"/><draw:equation draw:name="f17" draw:formula="?f10 / ?f9"/></draw:enhanced-geometry></draw:custom-shape></text:span><text:span text:style-name="T360"><draw:custom-shape svg:x="2.47292in" svg:y="1.23056in" svg:width="1.90625in" svg:height="0.69792in" draw:z-index="251730944" draw:id="id87" draw:style-name="a118" draw:name="81 Recortar rectángulo de esquina sencilla" text:anchor-type="paragraph"><svg:title/><svg:desc/><text:p text:style-name="P361">a,b,c</text:p><draw:enhanced-geometry draw:path-stretchpoint-x="21600" draw:path-stretchpoint-y="21600" draw:type="non-primitive" svg:viewBox="0 0 21600 21600" draw:enhanced-path="M ?f0 ?f2 L ?f9 ?f2 ?f1 ?f8 ?f1 ?f3 ?f0 ?f3 Z N" draw:text-areas="?f0 ?f10 ?f11 ?f3" draw:modifiers="16667" draw:mirror-horizont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1 - ?f8"/><draw:equation draw:name="f10" draw:formula="?f8 / 2"/><draw:equation draw:name="f11" draw:formula="(?f9 + ?f1) / 2"/></draw:enhanced-geometry></draw:custom-shape></text:span><text:span text:style-name="T362"><draw:custom-shape svg:x="2.5875in" svg:y="0.18889in" svg:width="1.63542in" svg:height="0.67708in" draw:z-index="251729920" draw:id="id88" draw:style-name="a119" draw:name="80 Elipse" text:anchor-type="paragraph"><svg:title/><svg:desc/><text:p text:style-name="P363">Inicio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><text:tab/>Si<text:tab/>No</text:p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/>
      <text:p text:style-name="P403">Conclusiones:</text:p>
      <text:p text:style-name="Normal"><text:span text:style-name="T404"><draw:custom-shape svg:x="2.87917in" svg:y="2.35in" svg:width="0.23958in" svg:height="0.15625in" draw:z-index="251756544" draw:id="id89" draw:style-name="a120" draw:name="106 Documento" text:anchor-type="paragraph"><svg:title/><svg:desc/><draw:enhanced-geometry draw:type="non-primitive" svg:viewBox="0 0 21600 21600" draw:enhanced-path="M 0 0 L 21600 0 21600 17322 C 10800 17322 10800 23922 0 20172 Z N" draw:text-areas="?f14 ?f16 ?f15 ?f17" draw:glue-points="?f12 ?f13" draw:glue-point-leaving-directions="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?f4 * 17322 / 21600"/><draw:equation draw:name="f11" draw:formula="?f4 * 20172 / 21600"/><draw:equation draw:name="f12" draw:formula="?f7 / ?f8"/><draw:equation draw:name="f13" draw:formula="?f11 / ?f9"/><draw:equation draw:name="f14" draw:formula="?f0 / ?f8"/><draw:equation draw:name="f15" draw:formula="?f1 / ?f8"/><draw:equation draw:name="f16" draw:formula="?f2 / ?f9"/><draw:equation draw:name="f17" draw:formula="?f10 / ?f9"/></draw:enhanced-geometry></draw:custom-shape></text:span><text:span text:style-name="T405"><draw:custom-shape svg:x="6.13958in" svg:y="2.08958in" svg:width="0.20833in" svg:height="0.1875in" draw:z-index="251755520" draw:id="id90" draw:style-name="a121" draw:name="105 Rombo" text:anchor-type="paragraph"><svg:title/><svg:desc/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/text:span><text:span text:style-name="T406"><draw:custom-shape svg:x="6.34792in" svg:y="1.88125in" svg:width="0.3125in" svg:height="0.13542in" draw:z-index="251754496" draw:id="id91" draw:style-name="a122" draw:name="104 Rectángulo" text:anchor-type="paragraph"><svg:title/><svg:desc/><draw:enhanced-geometry draw:type="non-primitive" svg:viewBox="0 0 21600 21600" draw:enhanced-path="M 0 0 L 21600 0 21600 21600 0 21600 Z N"/></draw:custom-shape></text:span><text:span text:style-name="T407"><draw:connector draw:type="line" svg:x1="2.55625in" svg:y1="1.96458in" svg:x2="2.20208in" svg:y2="1.96458in" draw:z-index="251753472" draw:id="id92" draw:style-name="a124" draw:name="103 Conector recto de flecha" text:anchor-type="paragraph"><svg:title/><svg:desc/></draw:connector></text:span><text:span text:style-name="T408"><draw:connector draw:type="line" svg:x1="2.20208in" svg:y1="1.88125in" svg:x2="2.55625in" svg:y2="1.88125in" draw:z-index="251752448" draw:id="id93" draw:style-name="a126" draw:name="102 Conector recto de flecha" text:anchor-type="paragraph"><svg:title/><svg:desc/></draw:connector></text:span><text:span text:style-name="T409"><draw:custom-shape svg:x="1.47292in" svg:y="1.62083in" svg:width="0.33333in" svg:height="0.125in" draw:z-index="251751424" draw:id="id94" draw:style-name="a127" draw:name="101 Elipse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410">Con la realización de esta práctica podemos concluir que<text:s/></text:span><text:span text:style-name="T411">un<text:s/></text:span><text:span text:style-name="T412">diagrama de flujo es la representación gráfica d</text:span><text:span text:style-name="T413">e un proceso, es decir, muestra<text:s/></text:span><text:span text:style-name="T414">gráficamente el flujo de acciones a seguir para cumplir con una tarea específica.</text:span><text:span text:style-name="T415"><text:line-break/></text:span><text:span text:style-name="T416">Para la realización de estos diagramas de flujo existen diferentes formas, es decir, símbolos que permiten estructurar la solusión a un problema de forma gráfica.Por ejemplo en todo diagram de flujo existe un Incio y un Fin que se reprecentan con <text:s text:c="7"/>, tambien existen lineas que indican la dirección de flujo y estas se reprecentan con <text:s text:c="7"/>,hay otros donde se expresan operaciones <text:s text:c="7"/>, hay otra de decision que valida una condición y toma uno u otro camino <text:s text:c="6"/>,y otro que imprime los datos de salida <text:s text:c="5"/>,</text:span><text:span text:style-name="T417">estos son en general los más importantes pero existen muchos otroas más.</text:span></text:p>
      <text:p text:style-name="P418"/>
      <text:p text:style-name="Normal"><text:span text:style-name="T419">Tambien existen otras estructuras que los diagramas de flujo siguen como por ejemplo</text:span><text:span text:style-name="T420">de</text:span><text:span text:style-name="T421"><text:s/>las de</text:span><text:span text:style-name="T422"><text:s/>control de flujo</text:span><text:span text:style-name="T423"><text:s/>que</text:span><text:span text:style-name="T424"><text:s/>permiten la ejecución co</text:span><text:span text:style-name="T425">ndicional y la repetición de un<text:s/></text:span><text:span text:style-name="T426">conjunto de instrucciones</text:span><text:span text:style-name="T427"><text:s/>y de esta existent res tipos:</text:span><text:s/><text:span text:style-name="T428">secuencial, condicional y repetitivas o iterativas</text:span><text:span text:style-name="T429">.</text:span></text:p>
      <text:p text:style-name="P430"/>
      <text:p text:style-name="Normal"><text:span text:style-name="T431">Los diagramas de flujo cuentan con Funciones que se ocupan cuando<text:s/></text:span><text:span text:style-name="T432">la solución de un problema es muy compleja se sue</text:span><text:span text:style-name="T433">le ocupar el diseño descendente<text:s/></text:span><text:span text:style-name="T434">(divide y vencerás).</text:span><text:s/><text:span text:style-name="T435">Una función está constituida por un identificador d</text:span><text:span text:style-name="T436">e función (nombre), de cero a n<text:s/></text:span><text:span text:style-name="T437">parámetros de entrada y un valor de retorno</text:span><text:span text:style-name="T438">.</text:span><text:bookmark-start text:name="_GoBack"/><text:bookmark-end text:name="_GoBack"/></text:p>
      <text:p text:style-name="P439"/>
      <text:p text:style-name="P4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53" svg:viewBox="0 0 20 30" svg:d="m10 0-10 30h20z"/>
    <draw:marker draw:name="a20" svg:viewBox="0 0 20 30" svg:d="m10 0-10 30h20z"/>
    <draw:marker draw:name="a101" svg:viewBox="0 0 20 30" svg:d="m10 0-10 30h20z"/>
    <draw:marker draw:name="a58" svg:viewBox="0 0 20 30" svg:d="m10 0-10 30h20z"/>
    <draw:marker draw:name="a22" svg:viewBox="0 0 20 30" svg:d="m10 0-10 30h20z"/>
    <draw:marker draw:name="a103" svg:viewBox="0 0 20 30" svg:d="m10 0-10 30h20z"/>
    <draw:marker draw:name="a71" svg:viewBox="0 0 20 30" svg:d="m10 0-10 30h20z"/>
    <draw:marker draw:name="a74" svg:viewBox="0 0 20 30" svg:d="m10 0-10 30h20z"/>
    <draw:marker draw:name="a76" svg:viewBox="0 0 20 30" svg:d="m10 0-10 30h20z"/>
    <draw:marker draw:name="a3" svg:viewBox="0 0 20 30" svg:d="m10 0-10 30h20z"/>
    <draw:marker draw:name="a78" svg:viewBox="0 0 20 30" svg:d="m10 0-10 30h20z"/>
    <draw:marker draw:name="a41" svg:viewBox="0 0 20 30" svg:d="m10 0-10 30h20z"/>
    <draw:marker draw:name="a123" svg:viewBox="0 0 20 30" svg:d="m10 0-10 30h20z"/>
    <draw:marker draw:name="a6" svg:viewBox="0 0 20 30" svg:d="m10 0-10 30h20z"/>
    <draw:marker draw:name="a125" svg:viewBox="0 0 20 30" svg:d="m10 0-10 30h20z"/>
    <draw:marker draw:name="a45" svg:viewBox="0 0 20 30" svg:d="m10 0-10 30h20z"/>
    <draw:marker draw:name="a10" svg:viewBox="0 0 20 30" svg:d="m10 0-10 30h20z"/>
    <draw:marker draw:name="a92" svg:viewBox="0 0 20 30" svg:d="m10 0-10 30h20z"/>
    <draw:marker draw:name="a94" svg:viewBox="0 0 20 30" svg:d="m10 0-10 30h20z"/>
    <draw:marker draw:name="a14" svg:viewBox="0 0 20 30" svg:d="m10 0-10 30h20z"/>
    <draw:marker draw:name="a96" svg:viewBox="0 0 20 30" svg:d="m10 0-10 30h20z"/>
    <draw:marker draw:name="a16" svg:viewBox="0 0 20 30" svg:d="m10 0-10 30h20z"/>
    <draw:marker draw:name="a64" svg:viewBox="0 0 20 30" svg:d="m10 0-10 30h20z"/>
    <draw:marker draw:name="a30" svg:viewBox="0 0 20 30" svg:d="m10 0-10 30h20z"/>
    <draw:marker draw:name="a111" svg:viewBox="0 0 20 30" svg:d="m10 0-10 30h20z"/>
    <draw:marker draw:name="a67" svg:viewBox="0 0 20 30" svg:d="m10 0-10 30h20z"/>
    <draw:marker draw:name="a114" svg:viewBox="0 0 20 30" svg:d="m10 0-10 30h20z"/>
    <draw:marker draw:name="a81" svg:viewBox="0 0 20 30" svg:d="m10 0-10 30h20z"/>
    <draw:marker draw:name="a38" svg:viewBox="0 0 20 30" svg:d="m10 0-10 30h20z"/>
    <draw:marker draw:name="a83" svg:viewBox="0 0 20 30" svg:d="m10 0-10 30h20z"/>
    <draw:marker draw:name="a86" svg:viewBox="0 0 20 30" svg:d="m10 0-10 30h20z"/>
    <draw:marker draw:name="a50" svg:viewBox="0 0 20 30" svg:d="m10 0-10 30h20z"/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Katherine Reyes Alonso</dc:creator>
    <meta:creation-date>2017-02-02T00:09:00Z</meta:creation-date>
    <dc:date>2017-09-11T05:41:00Z</dc:date>
    <meta:template xlink:href="Normal" xlink:type="simple"/>
    <meta:editing-cycles>1</meta:editing-cycles>
    <meta:editing-duration>PT12480S</meta:editing-duration>
    <meta:document-statistic meta:page-count="1" meta:paragraph-count="9" meta:word-count="721" meta:character-count="4680" meta:row-count="33" meta:non-whitespace-character-count="3968"/>
  </office:meta>
</office:document-meta>
</file>